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91.22mm" svg:y="13.21mm">
            <draw:object draw:notify-on-update-of-ranges="Sheet1.A2:Sheet1.A26 Sheet1.L2:Sheet1.L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1.49mm" svg:y="117.61mm">
            <draw:object draw:notify-on-update-of-ranges="Sheet1.A37:Sheet1.A61 Sheet1.L37:Sheet1.L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0.94mm" svg:y="216.87mm">
            <draw:object draw:notify-on-update-of-ranges="Sheet1.A37:Sheet1.A61 Sheet1.L37:Sheet1.L61 Sheet1.L2:Sheet1.L26 Sheet1.A2:Sheet1.A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Tamaño </text:p>
          </table:table-cell>
          <table:table-cell table:style-name="ce1" office:value-type="string" calcext:value-type="string" table:number-columns-spanned="10" table:number-rows-spanned="1">
            <text:p>Tiempo</text:p>
          </table:table-cell>
          <table:covered-table-cell table:number-columns-repeated="9" table:style-name="ce1"/>
          <table:table-cell table:style-name="ce1" office:value-type="string" calcext:value-type="string">
            <text:p>Medias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004458" calcext:value-type="float">
            <text:p>0.004458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004603" calcext:value-type="float">
            <text:p>0.004603</text:p>
          </table:table-cell>
          <table:table-cell office:value-type="float" office:value="0.004582" calcext:value-type="float">
            <text:p>0.004582</text:p>
          </table:table-cell>
          <table:table-cell office:value-type="float" office:value="0.004507" calcext:value-type="float">
            <text:p>0.004507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04429" calcext:value-type="float">
            <text:p>0.004429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5355" calcext:value-type="float">
            <text:p>0.005355</text:p>
          </table:table-cell>
          <table:table-cell table:formula="of:=([.B2]+[.C2]+[.D2]+[.E2]+[.F2]+[.G2]+[.H2]+[.I2]+[.J2]+[.K2])/10" office:value-type="float" office:value="0.0045901" calcext:value-type="float">
            <text:p>0.004590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008989" calcext:value-type="float">
            <text:p>0.008989</text:p>
          </table:table-cell>
          <table:table-cell office:value-type="float" office:value="0.009221" calcext:value-type="float">
            <text:p>0.009221</text:p>
          </table:table-cell>
          <table:table-cell office:value-type="float" office:value="0.009097" calcext:value-type="float">
            <text:p>0.009097</text:p>
          </table:table-cell>
          <table:table-cell office:value-type="float" office:value="0.009098" calcext:value-type="float">
            <text:p>0.009098</text:p>
          </table:table-cell>
          <table:table-cell office:value-type="float" office:value="0.008841" calcext:value-type="float">
            <text:p>0.008841</text:p>
          </table:table-cell>
          <table:table-cell office:value-type="float" office:value="0.008912" calcext:value-type="float">
            <text:p>0.008912</text:p>
          </table:table-cell>
          <table:table-cell office:value-type="float" office:value="0.008783" calcext:value-type="float">
            <text:p>0.008783</text:p>
          </table:table-cell>
          <table:table-cell office:value-type="float" office:value="0.008637" calcext:value-type="float">
            <text:p>0.008637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904" calcext:value-type="float">
            <text:p>0.008904</text:p>
          </table:table-cell>
          <table:table-cell table:formula="of:=([.B3]+[.C3]+[.D3]+[.E3]+[.F3]+[.G3]+[.H3]+[.I3]+[.J3]+[.K3])/10" office:value-type="float" office:value="0.0089358" calcext:value-type="float">
            <text:p>0.0089358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0.013465" calcext:value-type="float">
            <text:p>0.013465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0.013279" calcext:value-type="float">
            <text:p>0.013279</text:p>
          </table:table-cell>
          <table:table-cell office:value-type="float" office:value="0.013359" calcext:value-type="float">
            <text:p>0.013359</text:p>
          </table:table-cell>
          <table:table-cell office:value-type="float" office:value="0.013337" calcext:value-type="float">
            <text:p>0.013337</text:p>
          </table:table-cell>
          <table:table-cell office:value-type="float" office:value="0.013343" calcext:value-type="float">
            <text:p>0.013343</text:p>
          </table:table-cell>
          <table:table-cell office:value-type="float" office:value="0.013145" calcext:value-type="float">
            <text:p>0.013145</text:p>
          </table:table-cell>
          <table:table-cell office:value-type="float" office:value="0.013493" calcext:value-type="float">
            <text:p>0.013493</text:p>
          </table:table-cell>
          <table:table-cell office:value-type="float" office:value="0.013465" calcext:value-type="float">
            <text:p>0.013465</text:p>
          </table:table-cell>
          <table:table-cell table:formula="of:=([.B4]+[.C4]+[.D4]+[.E4]+[.F4]+[.G4]+[.H4]+[.I4]+[.J4]+[.K4])/10" office:value-type="float" office:value="0.0134289" calcext:value-type="float">
            <text:p>0.013428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0.017743" calcext:value-type="float">
            <text:p>0.017743</text:p>
          </table:table-cell>
          <table:table-cell office:value-type="float" office:value="0.017779" calcext:value-type="float">
            <text:p>0.017779</text:p>
          </table:table-cell>
          <table:table-cell office:value-type="float" office:value="0.017852" calcext:value-type="float">
            <text:p>0.017852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7842" calcext:value-type="float">
            <text:p>0.017842</text:p>
          </table:table-cell>
          <table:table-cell office:value-type="float" office:value="0.017512" calcext:value-type="float">
            <text:p>0.017512</text:p>
          </table:table-cell>
          <table:table-cell office:value-type="float" office:value="0.017861" calcext:value-type="float">
            <text:p>0.017861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17739" calcext:value-type="float">
            <text:p>0.017739</text:p>
          </table:table-cell>
          <table:table-cell table:formula="of:=([.B5]+[.C5]+[.D5]+[.E5]+[.F5]+[.G5]+[.H5]+[.I5]+[.J5]+[.K5])/10" office:value-type="float" office:value="0.0177615" calcext:value-type="float">
            <text:p>0.017761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022038" calcext:value-type="float">
            <text:p>0.022038</text:p>
          </table:table-cell>
          <table:table-cell office:value-type="float" office:value="0.022637" calcext:value-type="float">
            <text:p>0.022637</text:p>
          </table:table-cell>
          <table:table-cell office:value-type="float" office:value="0.022286" calcext:value-type="float">
            <text:p>0.022286</text:p>
          </table:table-cell>
          <table:table-cell office:value-type="float" office:value="0.022494" calcext:value-type="float">
            <text:p>0.022494</text:p>
          </table:table-cell>
          <table:table-cell office:value-type="float" office:value="0.022763" calcext:value-type="float">
            <text:p>0.022763</text:p>
          </table:table-cell>
          <table:table-cell office:value-type="float" office:value="0.022174" calcext:value-type="float">
            <text:p>0.022174</text:p>
          </table:table-cell>
          <table:table-cell office:value-type="float" office:value="0.022191" calcext:value-type="float">
            <text:p>0.022191</text:p>
          </table:table-cell>
          <table:table-cell office:value-type="float" office:value="0.022337" calcext:value-type="float">
            <text:p>0.022337</text:p>
          </table:table-cell>
          <table:table-cell office:value-type="float" office:value="0.022304" calcext:value-type="float">
            <text:p>0.022304</text:p>
          </table:table-cell>
          <table:table-cell office:value-type="float" office:value="0.022319" calcext:value-type="float">
            <text:p>0.022319</text:p>
          </table:table-cell>
          <table:table-cell table:formula="of:=([.B6]+[.C6]+[.D6]+[.E6]+[.F6]+[.G6]+[.H6]+[.I6]+[.J6]+[.K6])/10" office:value-type="float" office:value="0.0223543" calcext:value-type="float">
            <text:p>0.0223543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0.026729" calcext:value-type="float">
            <text:p>0.026729</text:p>
          </table:table-cell>
          <table:table-cell office:value-type="float" office:value="0.026603" calcext:value-type="float">
            <text:p>0.026603</text:p>
          </table:table-cell>
          <table:table-cell office:value-type="float" office:value="0.026537" calcext:value-type="float">
            <text:p>0.026537</text:p>
          </table:table-cell>
          <table:table-cell office:value-type="float" office:value="0.026872" calcext:value-type="float">
            <text:p>0.026872</text:p>
          </table:table-cell>
          <table:table-cell office:value-type="float" office:value="0.026609" calcext:value-type="float">
            <text:p>0.026609</text:p>
          </table:table-cell>
          <table:table-cell office:value-type="float" office:value="0.026192" calcext:value-type="float">
            <text:p>0.026192</text:p>
          </table:table-cell>
          <table:table-cell office:value-type="float" office:value="0.026726" calcext:value-type="float">
            <text:p>0.026726</text:p>
          </table:table-cell>
          <table:table-cell office:value-type="float" office:value="0.026997" calcext:value-type="float">
            <text:p>0.026997</text:p>
          </table:table-cell>
          <table:table-cell office:value-type="float" office:value="0.027614" calcext:value-type="float">
            <text:p>0.027614</text:p>
          </table:table-cell>
          <table:table-cell office:value-type="float" office:value="0.026674" calcext:value-type="float">
            <text:p>0.026674</text:p>
          </table:table-cell>
          <table:table-cell table:formula="of:=([.B7]+[.C7]+[.D7]+[.E7]+[.F7]+[.G7]+[.H7]+[.I7]+[.J7]+[.K7])/10" office:value-type="float" office:value="0.0267553" calcext:value-type="float">
            <text:p>0.0267553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31173" calcext:value-type="float">
            <text:p>0.031173</text:p>
          </table:table-cell>
          <table:table-cell office:value-type="float" office:value="0.031106" calcext:value-type="float">
            <text:p>0.031106</text:p>
          </table:table-cell>
          <table:table-cell office:value-type="float" office:value="0.031216" calcext:value-type="float">
            <text:p>0.031216</text:p>
          </table:table-cell>
          <table:table-cell office:value-type="float" office:value="0.034875" calcext:value-type="float">
            <text:p>0.034875</text:p>
          </table:table-cell>
          <table:table-cell office:value-type="float" office:value="0.030938" calcext:value-type="float">
            <text:p>0.030938</text:p>
          </table:table-cell>
          <table:table-cell office:value-type="float" office:value="0.031376" calcext:value-type="float">
            <text:p>0.031376</text:p>
          </table:table-cell>
          <table:table-cell office:value-type="float" office:value="0.030787" calcext:value-type="float">
            <text:p>0.030787</text:p>
          </table:table-cell>
          <table:table-cell office:value-type="float" office:value="0.030727" calcext:value-type="float">
            <text:p>0.030727</text:p>
          </table:table-cell>
          <table:table-cell office:value-type="float" office:value="0.030379" calcext:value-type="float">
            <text:p>0.030379</text:p>
          </table:table-cell>
          <table:table-cell table:formula="of:=([.B8]+[.C8]+[.D8]+[.E8]+[.F8]+[.G8]+[.H8]+[.I8]+[.J8]+[.K8])/10" office:value-type="float" office:value="0.0313477" calcext:value-type="float">
            <text:p>0.0313477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0.035838" calcext:value-type="float">
            <text:p>0.035838</text:p>
          </table:table-cell>
          <table:table-cell office:value-type="float" office:value="0.037664" calcext:value-type="float">
            <text:p>0.037664</text:p>
          </table:table-cell>
          <table:table-cell office:value-type="float" office:value="0.035752" calcext:value-type="float">
            <text:p>0.035752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35288" calcext:value-type="float">
            <text:p>0.035288</text:p>
          </table:table-cell>
          <table:table-cell office:value-type="float" office:value="0.035013" calcext:value-type="float">
            <text:p>0.035013</text:p>
          </table:table-cell>
          <table:table-cell office:value-type="float" office:value="0.035369" calcext:value-type="float">
            <text:p>0.035369</text:p>
          </table:table-cell>
          <table:table-cell office:value-type="float" office:value="0.035397" calcext:value-type="float">
            <text:p>0.035397</text:p>
          </table:table-cell>
          <table:table-cell office:value-type="float" office:value="0.035053" calcext:value-type="float">
            <text:p>0.035053</text:p>
          </table:table-cell>
          <table:table-cell office:value-type="float" office:value="0.035624" calcext:value-type="float">
            <text:p>0.035624</text:p>
          </table:table-cell>
          <table:table-cell table:formula="of:=([.B9]+[.C9]+[.D9]+[.E9]+[.F9]+[.G9]+[.H9]+[.I9]+[.J9]+[.K9])/10" office:value-type="float" office:value="0.0356628" calcext:value-type="float">
            <text:p>0.0356628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0.042679" calcext:value-type="float">
            <text:p>0.042679</text:p>
          </table:table-cell>
          <table:table-cell office:value-type="float" office:value="0.040652" calcext:value-type="float">
            <text:p>0.040652</text:p>
          </table:table-cell>
          <table:table-cell office:value-type="float" office:value="0.039959" calcext:value-type="float">
            <text:p>0.039959</text:p>
          </table:table-cell>
          <table:table-cell office:value-type="float" office:value="0.039838" calcext:value-type="float">
            <text:p>0.039838</text:p>
          </table:table-cell>
          <table:table-cell office:value-type="float" office:value="0.039684" calcext:value-type="float">
            <text:p>0.039684</text:p>
          </table:table-cell>
          <table:table-cell office:value-type="float" office:value="0.039507" calcext:value-type="float">
            <text:p>0.039507</text:p>
          </table:table-cell>
          <table:table-cell office:value-type="float" office:value="0.041451" calcext:value-type="float">
            <text:p>0.041451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3957" calcext:value-type="float">
            <text:p>0.03957</text:p>
          </table:table-cell>
          <table:table-cell office:value-type="float" office:value="0.039671" calcext:value-type="float">
            <text:p>0.039671</text:p>
          </table:table-cell>
          <table:table-cell table:formula="of:=([.B10]+[.C10]+[.D10]+[.E10]+[.F10]+[.G10]+[.H10]+[.I10]+[.J10]+[.K10])/10" office:value-type="float" office:value="0.0402871" calcext:value-type="float">
            <text:p>0.0402871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0.04436" calcext:value-type="float">
            <text:p>0.04436</text:p>
          </table:table-cell>
          <table:table-cell office:value-type="float" office:value="0.044254" calcext:value-type="float">
            <text:p>0.044254</text:p>
          </table:table-cell>
          <table:table-cell office:value-type="float" office:value="0.04352" calcext:value-type="float">
            <text:p>0.04352</text:p>
          </table:table-cell>
          <table:table-cell office:value-type="float" office:value="0.043996" calcext:value-type="float">
            <text:p>0.043996</text:p>
          </table:table-cell>
          <table:table-cell office:value-type="float" office:value="0.044127" calcext:value-type="float">
            <text:p>0.044127</text:p>
          </table:table-cell>
          <table:table-cell office:value-type="float" office:value="0.044271" calcext:value-type="float">
            <text:p>0.044271</text:p>
          </table:table-cell>
          <table:table-cell office:value-type="float" office:value="0.043746" calcext:value-type="float">
            <text:p>0.043746</text:p>
          </table:table-cell>
          <table:table-cell office:value-type="float" office:value="0.049021" calcext:value-type="float">
            <text:p>0.049021</text:p>
          </table:table-cell>
          <table:table-cell office:value-type="float" office:value="0.04377" calcext:value-type="float">
            <text:p>0.04377</text:p>
          </table:table-cell>
          <table:table-cell office:value-type="float" office:value="0.044616" calcext:value-type="float">
            <text:p>0.044616</text:p>
          </table:table-cell>
          <table:table-cell table:formula="of:=([.B11]+[.C11]+[.D11]+[.E11]+[.F11]+[.G11]+[.H11]+[.I11]+[.J11]+[.K11])/10" office:value-type="float" office:value="0.0445681" calcext:value-type="float">
            <text:p>0.0445681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0.048659" calcext:value-type="float">
            <text:p>0.048659</text:p>
          </table:table-cell>
          <table:table-cell office:value-type="float" office:value="0.048059" calcext:value-type="float">
            <text:p>0.048059</text:p>
          </table:table-cell>
          <table:table-cell office:value-type="float" office:value="0.048422" calcext:value-type="float">
            <text:p>0.048422</text:p>
          </table:table-cell>
          <table:table-cell office:value-type="float" office:value="0.048095" calcext:value-type="float">
            <text:p>0.048095</text:p>
          </table:table-cell>
          <table:table-cell office:value-type="float" office:value="0.049162" calcext:value-type="float">
            <text:p>0.0491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32" calcext:value-type="float">
            <text:p>0.04932</text:p>
          </table:table-cell>
          <table:table-cell office:value-type="float" office:value="0.048896" calcext:value-type="float">
            <text:p>0.048896</text:p>
          </table:table-cell>
          <table:table-cell office:value-type="float" office:value="0.048173" calcext:value-type="float">
            <text:p>0.048173</text:p>
          </table:table-cell>
          <table:table-cell office:value-type="float" office:value="0.048337" calcext:value-type="float">
            <text:p>0.048337</text:p>
          </table:table-cell>
          <table:table-cell table:formula="of:=([.B12]+[.C12]+[.D12]+[.E12]+[.F12]+[.G12]+[.H12]+[.I12]+[.J12]+[.K12])/10" office:value-type="float" office:value="0.0485123" calcext:value-type="float">
            <text:p>0.0485123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0.053795" calcext:value-type="float">
            <text:p>0.053795</text:p>
          </table:table-cell>
          <table:table-cell office:value-type="float" office:value="0.052666" calcext:value-type="float">
            <text:p>0.052666</text:p>
          </table:table-cell>
          <table:table-cell office:value-type="float" office:value="0.052328" calcext:value-type="float">
            <text:p>0.052328</text:p>
          </table:table-cell>
          <table:table-cell office:value-type="float" office:value="0.053552" calcext:value-type="float">
            <text:p>0.053552</text:p>
          </table:table-cell>
          <table:table-cell office:value-type="float" office:value="0.053262" calcext:value-type="float">
            <text:p>0.053262</text:p>
          </table:table-cell>
          <table:table-cell office:value-type="float" office:value="0.052815" calcext:value-type="float">
            <text:p>0.052815</text:p>
          </table:table-cell>
          <table:table-cell office:value-type="float" office:value="0.053542" calcext:value-type="float">
            <text:p>0.053542</text:p>
          </table:table-cell>
          <table:table-cell office:value-type="float" office:value="0.052871" calcext:value-type="float">
            <text:p>0.052871</text:p>
          </table:table-cell>
          <table:table-cell office:value-type="float" office:value="0.053581" calcext:value-type="float">
            <text:p>0.053581</text:p>
          </table:table-cell>
          <table:table-cell office:value-type="float" office:value="0.052554" calcext:value-type="float">
            <text:p>0.052554</text:p>
          </table:table-cell>
          <table:table-cell table:formula="of:=([.B13]+[.C13]+[.D13]+[.E13]+[.F13]+[.G13]+[.H13]+[.I13]+[.J13]+[.K13])/10" office:value-type="float" office:value="0.0530966" calcext:value-type="float">
            <text:p>0.0530966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0.057745" calcext:value-type="float">
            <text:p>0.057745</text:p>
          </table:table-cell>
          <table:table-cell office:value-type="float" office:value="0.057428" calcext:value-type="float">
            <text:p>0.057428</text:p>
          </table:table-cell>
          <table:table-cell office:value-type="float" office:value="0.058309" calcext:value-type="float">
            <text:p>0.058309</text:p>
          </table:table-cell>
          <table:table-cell office:value-type="float" office:value="0.058977" calcext:value-type="float">
            <text:p>0.058977</text:p>
          </table:table-cell>
          <table:table-cell office:value-type="float" office:value="0.057986" calcext:value-type="float">
            <text:p>0.057986</text:p>
          </table:table-cell>
          <table:table-cell office:value-type="float" office:value="0.057253" calcext:value-type="float">
            <text:p>0.057253</text:p>
          </table:table-cell>
          <table:table-cell office:value-type="float" office:value="0.057195" calcext:value-type="float">
            <text:p>0.057195</text:p>
          </table:table-cell>
          <table:table-cell office:value-type="float" office:value="0.058052" calcext:value-type="float">
            <text:p>0.058052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61139" calcext:value-type="float">
            <text:p>0.061139</text:p>
          </table:table-cell>
          <table:table-cell table:formula="of:=([.B14]+[.C14]+[.D14]+[.E14]+[.F14]+[.G14]+[.H14]+[.I14]+[.J14]+[.K14])/10" office:value-type="float" office:value="0.0581453" calcext:value-type="float">
            <text:p>0.058145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0.061824" calcext:value-type="float">
            <text:p>0.061824</text:p>
          </table:table-cell>
          <table:table-cell office:value-type="float" office:value="0.061523" calcext:value-type="float">
            <text:p>0.061523</text:p>
          </table:table-cell>
          <table:table-cell office:value-type="float" office:value="0.061967" calcext:value-type="float">
            <text:p>0.061967</text:p>
          </table:table-cell>
          <table:table-cell office:value-type="float" office:value="0.062735" calcext:value-type="float">
            <text:p>0.062735</text:p>
          </table:table-cell>
          <table:table-cell office:value-type="float" office:value="0.063116" calcext:value-type="float">
            <text:p>0.063116</text:p>
          </table:table-cell>
          <table:table-cell office:value-type="float" office:value="0.062944" calcext:value-type="float">
            <text:p>0.062944</text:p>
          </table:table-cell>
          <table:table-cell office:value-type="float" office:value="0.064116" calcext:value-type="float">
            <text:p>0.064116</text:p>
          </table:table-cell>
          <table:table-cell office:value-type="float" office:value="0.062262" calcext:value-type="float">
            <text:p>0.062262</text:p>
          </table:table-cell>
          <table:table-cell office:value-type="float" office:value="0.062017" calcext:value-type="float">
            <text:p>0.062017</text:p>
          </table:table-cell>
          <table:table-cell office:value-type="float" office:value="0.062151" calcext:value-type="float">
            <text:p>0.062151</text:p>
          </table:table-cell>
          <table:table-cell table:formula="of:=([.B15]+[.C15]+[.D15]+[.E15]+[.F15]+[.G15]+[.H15]+[.I15]+[.J15]+[.K15])/10" office:value-type="float" office:value="0.0624655" calcext:value-type="float">
            <text:p>0.0624655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0.069136" calcext:value-type="float">
            <text:p>0.069136</text:p>
          </table:table-cell>
          <table:table-cell office:value-type="float" office:value="0.066666" calcext:value-type="float">
            <text:p>0.066666</text:p>
          </table:table-cell>
          <table:table-cell office:value-type="float" office:value="0.066918" calcext:value-type="float">
            <text:p>0.066918</text:p>
          </table:table-cell>
          <table:table-cell office:value-type="float" office:value="0.067187" calcext:value-type="float">
            <text:p>0.067187</text:p>
          </table:table-cell>
          <table:table-cell office:value-type="float" office:value="0.070649" calcext:value-type="float">
            <text:p>0.070649</text:p>
          </table:table-cell>
          <table:table-cell office:value-type="float" office:value="0.066644" calcext:value-type="float">
            <text:p>0.066644</text:p>
          </table:table-cell>
          <table:table-cell office:value-type="float" office:value="0.067027" calcext:value-type="float">
            <text:p>0.067027</text:p>
          </table:table-cell>
          <table:table-cell office:value-type="float" office:value="0.066952" calcext:value-type="float">
            <text:p>0.066952</text:p>
          </table:table-cell>
          <table:table-cell office:value-type="float" office:value="0.066455" calcext:value-type="float">
            <text:p>0.066455</text:p>
          </table:table-cell>
          <table:table-cell office:value-type="float" office:value="0.070664" calcext:value-type="float">
            <text:p>0.070664</text:p>
          </table:table-cell>
          <table:table-cell table:formula="of:=([.B16]+[.C16]+[.D16]+[.E16]+[.F16]+[.G16]+[.H16]+[.I16]+[.J16]+[.K16])/10" office:value-type="float" office:value="0.0678298" calcext:value-type="float">
            <text:p>0.0678298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0.071911" calcext:value-type="float">
            <text:p>0.071911</text:p>
          </table:table-cell>
          <table:table-cell office:value-type="float" office:value="0.070896" calcext:value-type="float">
            <text:p>0.070896</text:p>
          </table:table-cell>
          <table:table-cell office:value-type="float" office:value="0.071079" calcext:value-type="float">
            <text:p>0.071079</text:p>
          </table:table-cell>
          <table:table-cell office:value-type="float" office:value="0.071536" calcext:value-type="float">
            <text:p>0.071536</text:p>
          </table:table-cell>
          <table:table-cell office:value-type="float" office:value="0.075459" calcext:value-type="float">
            <text:p>0.075459</text:p>
          </table:table-cell>
          <table:table-cell office:value-type="float" office:value="0.074376" calcext:value-type="float">
            <text:p>0.074376</text:p>
          </table:table-cell>
          <table:table-cell office:value-type="float" office:value="0.072464" calcext:value-type="float">
            <text:p>0.072464</text:p>
          </table:table-cell>
          <table:table-cell office:value-type="float" office:value="0.078521" calcext:value-type="float">
            <text:p>0.078521</text:p>
          </table:table-cell>
          <table:table-cell office:value-type="float" office:value="0.073226" calcext:value-type="float">
            <text:p>0.073226</text:p>
          </table:table-cell>
          <table:table-cell office:value-type="float" office:value="0.073024" calcext:value-type="float">
            <text:p>0.073024</text:p>
          </table:table-cell>
          <table:table-cell table:formula="of:=([.B17]+[.C17]+[.D17]+[.E17]+[.F17]+[.G17]+[.H17]+[.I17]+[.J17]+[.K17])/10" office:value-type="float" office:value="0.0732492" calcext:value-type="float">
            <text:p>0.073249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0.075042" calcext:value-type="float">
            <text:p>0.075042</text:p>
          </table:table-cell>
          <table:table-cell office:value-type="float" office:value="0.082937" calcext:value-type="float">
            <text:p>0.082937</text:p>
          </table:table-cell>
          <table:table-cell office:value-type="float" office:value="0.086489" calcext:value-type="float">
            <text:p>0.086489</text:p>
          </table:table-cell>
          <table:table-cell office:value-type="float" office:value="0.079078" calcext:value-type="float">
            <text:p>0.079078</text:p>
          </table:table-cell>
          <table:table-cell office:value-type="float" office:value="0.079605" calcext:value-type="float">
            <text:p>0.079605</text:p>
          </table:table-cell>
          <table:table-cell office:value-type="float" office:value="0.082502" calcext:value-type="float">
            <text:p>0.082502</text:p>
          </table:table-cell>
          <table:table-cell office:value-type="float" office:value="0.084297" calcext:value-type="float">
            <text:p>0.084297</text:p>
          </table:table-cell>
          <table:table-cell office:value-type="float" office:value="0.07836" calcext:value-type="float">
            <text:p>0.07836</text:p>
          </table:table-cell>
          <table:table-cell office:value-type="float" office:value="0.076109" calcext:value-type="float">
            <text:p>0.076109</text:p>
          </table:table-cell>
          <table:table-cell office:value-type="float" office:value="0.077727" calcext:value-type="float">
            <text:p>0.077727</text:p>
          </table:table-cell>
          <table:table-cell table:formula="of:=([.B18]+[.C18]+[.D18]+[.E18]+[.F18]+[.G18]+[.H18]+[.I18]+[.J18]+[.K18])/10" office:value-type="float" office:value="0.0802146" calcext:value-type="float">
            <text:p>0.0802146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0.079144" calcext:value-type="float">
            <text:p>0.079144</text:p>
          </table:table-cell>
          <table:table-cell office:value-type="float" office:value="0.080038" calcext:value-type="float">
            <text:p>0.080038</text:p>
          </table:table-cell>
          <table:table-cell office:value-type="float" office:value="0.079363" calcext:value-type="float">
            <text:p>0.079363</text:p>
          </table:table-cell>
          <table:table-cell office:value-type="float" office:value="0.079775" calcext:value-type="float">
            <text:p>0.079775</text:p>
          </table:table-cell>
          <table:table-cell office:value-type="float" office:value="0.079413" calcext:value-type="float">
            <text:p>0.079413</text:p>
          </table:table-cell>
          <table:table-cell office:value-type="float" office:value="0.088156" calcext:value-type="float">
            <text:p>0.088156</text:p>
          </table:table-cell>
          <table:table-cell office:value-type="float" office:value="0.080541" calcext:value-type="float">
            <text:p>0.080541</text:p>
          </table:table-cell>
          <table:table-cell office:value-type="float" office:value="0.082153" calcext:value-type="float">
            <text:p>0.082153</text:p>
          </table:table-cell>
          <table:table-cell office:value-type="float" office:value="0.093489" calcext:value-type="float">
            <text:p>0.093489</text:p>
          </table:table-cell>
          <table:table-cell office:value-type="float" office:value="0.081292" calcext:value-type="float">
            <text:p>0.081292</text:p>
          </table:table-cell>
          <table:table-cell table:formula="of:=([.B19]+[.C19]+[.D19]+[.E19]+[.F19]+[.G19]+[.H19]+[.I19]+[.J19]+[.K19])/10" office:value-type="float" office:value="0.0823364" calcext:value-type="float">
            <text:p>0.0823364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0.083473" calcext:value-type="float">
            <text:p>0.083473</text:p>
          </table:table-cell>
          <table:table-cell office:value-type="float" office:value="0.08569" calcext:value-type="float">
            <text:p>0.08569</text:p>
          </table:table-cell>
          <table:table-cell office:value-type="float" office:value="0.088992" calcext:value-type="float">
            <text:p>0.088992</text:p>
          </table:table-cell>
          <table:table-cell office:value-type="float" office:value="0.086383" calcext:value-type="float">
            <text:p>0.086383</text:p>
          </table:table-cell>
          <table:table-cell office:value-type="float" office:value="0.08554" calcext:value-type="float">
            <text:p>0.08554</text:p>
          </table:table-cell>
          <table:table-cell office:value-type="float" office:value="0.084721" calcext:value-type="float">
            <text:p>0.084721</text:p>
          </table:table-cell>
          <table:table-cell office:value-type="float" office:value="0.085483" calcext:value-type="float">
            <text:p>0.085483</text:p>
          </table:table-cell>
          <table:table-cell office:value-type="float" office:value="0.083809" calcext:value-type="float">
            <text:p>0.083809</text:p>
          </table:table-cell>
          <table:table-cell office:value-type="float" office:value="0.086299" calcext:value-type="float">
            <text:p>0.086299</text:p>
          </table:table-cell>
          <table:table-cell office:value-type="float" office:value="0.083507" calcext:value-type="float">
            <text:p>0.083507</text:p>
          </table:table-cell>
          <table:table-cell table:formula="of:=([.B20]+[.C20]+[.D20]+[.E20]+[.F20]+[.G20]+[.H20]+[.I20]+[.J20]+[.K20])/10" office:value-type="float" office:value="0.0853897" calcext:value-type="float">
            <text:p>0.0853897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0.088435" calcext:value-type="float">
            <text:p>0.088435</text:p>
          </table:table-cell>
          <table:table-cell office:value-type="float" office:value="0.088191" calcext:value-type="float">
            <text:p>0.088191</text:p>
          </table:table-cell>
          <table:table-cell office:value-type="float" office:value="0.097011" calcext:value-type="float">
            <text:p>0.097011</text:p>
          </table:table-cell>
          <table:table-cell office:value-type="float" office:value="0.092613" calcext:value-type="float">
            <text:p>0.092613</text:p>
          </table:table-cell>
          <table:table-cell office:value-type="float" office:value="0.091654" calcext:value-type="float">
            <text:p>0.091654</text:p>
          </table:table-cell>
          <table:table-cell office:value-type="float" office:value="0.088131" calcext:value-type="float">
            <text:p>0.088131</text:p>
          </table:table-cell>
          <table:table-cell office:value-type="float" office:value="0.105322" calcext:value-type="float">
            <text:p>0.105322</text:p>
          </table:table-cell>
          <table:table-cell office:value-type="float" office:value="0.089778" calcext:value-type="float">
            <text:p>0.089778</text:p>
          </table:table-cell>
          <table:table-cell office:value-type="float" office:value="0.090485" calcext:value-type="float">
            <text:p>0.090485</text:p>
          </table:table-cell>
          <table:table-cell office:value-type="float" office:value="0.088243" calcext:value-type="float">
            <text:p>0.088243</text:p>
          </table:table-cell>
          <table:table-cell table:formula="of:=([.B21]+[.C21]+[.D21]+[.E21]+[.F21]+[.G21]+[.H21]+[.I21]+[.J21]+[.K21])/10" office:value-type="float" office:value="0.0919863" calcext:value-type="float">
            <text:p>0.0919863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0.097685" calcext:value-type="float">
            <text:p>0.097685</text:p>
          </table:table-cell>
          <table:table-cell office:value-type="float" office:value="0.093385" calcext:value-type="float">
            <text:p>0.093385</text:p>
          </table:table-cell>
          <table:table-cell office:value-type="float" office:value="0.093031" calcext:value-type="float">
            <text:p>0.093031</text:p>
          </table:table-cell>
          <table:table-cell office:value-type="float" office:value="0.098452" calcext:value-type="float">
            <text:p>0.098452</text:p>
          </table:table-cell>
          <table:table-cell office:value-type="float" office:value="0.092582" calcext:value-type="float">
            <text:p>0.092582</text:p>
          </table:table-cell>
          <table:table-cell office:value-type="float" office:value="0.09336" calcext:value-type="float">
            <text:p>0.09336</text:p>
          </table:table-cell>
          <table:table-cell office:value-type="float" office:value="0.093815" calcext:value-type="float">
            <text:p>0.093815</text:p>
          </table:table-cell>
          <table:table-cell office:value-type="float" office:value="0.092018" calcext:value-type="float">
            <text:p>0.092018</text:p>
          </table:table-cell>
          <table:table-cell office:value-type="float" office:value="0.09403" calcext:value-type="float">
            <text:p>0.09403</text:p>
          </table:table-cell>
          <table:table-cell office:value-type="float" office:value="0.09953" calcext:value-type="float">
            <text:p>0.09953</text:p>
          </table:table-cell>
          <table:table-cell table:formula="of:=([.B22]+[.C22]+[.D22]+[.E22]+[.F22]+[.G22]+[.H22]+[.I22]+[.J22]+[.K22])/10" office:value-type="float" office:value="0.0947888" calcext:value-type="float">
            <text:p>0.0947888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0.101022" calcext:value-type="float">
            <text:p>0.101022</text:p>
          </table:table-cell>
          <table:table-cell office:value-type="float" office:value="0.097034" calcext:value-type="float">
            <text:p>0.097034</text:p>
          </table:table-cell>
          <table:table-cell office:value-type="float" office:value="0.098728" calcext:value-type="float">
            <text:p>0.098728</text:p>
          </table:table-cell>
          <table:table-cell office:value-type="float" office:value="0.101123" calcext:value-type="float">
            <text:p>0.101123</text:p>
          </table:table-cell>
          <table:table-cell office:value-type="float" office:value="0.09854" calcext:value-type="float">
            <text:p>0.09854</text:p>
          </table:table-cell>
          <table:table-cell office:value-type="float" office:value="0.101512" calcext:value-type="float">
            <text:p>0.101512</text:p>
          </table:table-cell>
          <table:table-cell office:value-type="float" office:value="0.098748" calcext:value-type="float">
            <text:p>0.098748</text:p>
          </table:table-cell>
          <table:table-cell office:value-type="float" office:value="0.098876" calcext:value-type="float">
            <text:p>0.098876</text:p>
          </table:table-cell>
          <table:table-cell office:value-type="float" office:value="0.099673" calcext:value-type="float">
            <text:p>0.099673</text:p>
          </table:table-cell>
          <table:table-cell office:value-type="float" office:value="0.097623" calcext:value-type="float">
            <text:p>0.097623</text:p>
          </table:table-cell>
          <table:table-cell table:formula="of:=([.B23]+[.C23]+[.D23]+[.E23]+[.F23]+[.G23]+[.H23]+[.I23]+[.J23]+[.K23])/10" office:value-type="float" office:value="0.0992879" calcext:value-type="float">
            <text:p>0.099287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02699" calcext:value-type="float">
            <text:p>0.102699</text:p>
          </table:table-cell>
          <table:table-cell office:value-type="float" office:value="0.101321" calcext:value-type="float">
            <text:p>0.101321</text:p>
          </table:table-cell>
          <table:table-cell office:value-type="float" office:value="0.110233" calcext:value-type="float">
            <text:p>0.110233</text:p>
          </table:table-cell>
          <table:table-cell office:value-type="float" office:value="0.102198" calcext:value-type="float">
            <text:p>0.102198</text:p>
          </table:table-cell>
          <table:table-cell office:value-type="float" office:value="0.101546" calcext:value-type="float">
            <text:p>0.101546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103243" calcext:value-type="float">
            <text:p>0.103243</text:p>
          </table:table-cell>
          <table:table-cell office:value-type="float" office:value="0.106756" calcext:value-type="float">
            <text:p>0.106756</text:p>
          </table:table-cell>
          <table:table-cell office:value-type="float" office:value="0.106607" calcext:value-type="float">
            <text:p>0.106607</text:p>
          </table:table-cell>
          <table:table-cell table:formula="of:=([.B24]+[.C24]+[.D24]+[.E24]+[.F24]+[.G24]+[.H24]+[.I24]+[.J24]+[.K24])/10" office:value-type="float" office:value="0.1043353" calcext:value-type="float">
            <text:p>0.1043353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0.107064" calcext:value-type="float">
            <text:p>0.107064</text:p>
          </table:table-cell>
          <table:table-cell office:value-type="float" office:value="0.105562" calcext:value-type="float">
            <text:p>0.105562</text:p>
          </table:table-cell>
          <table:table-cell office:value-type="float" office:value="0.105084" calcext:value-type="float">
            <text:p>0.105084</text:p>
          </table:table-cell>
          <table:table-cell office:value-type="float" office:value="0.104822" calcext:value-type="float">
            <text:p>0.104822</text:p>
          </table:table-cell>
          <table:table-cell office:value-type="float" office:value="0.111811" calcext:value-type="float">
            <text:p>0.111811</text:p>
          </table:table-cell>
          <table:table-cell office:value-type="float" office:value="0.105782" calcext:value-type="float">
            <text:p>0.105782</text:p>
          </table:table-cell>
          <table:table-cell office:value-type="float" office:value="0.108009" calcext:value-type="float">
            <text:p>0.108009</text:p>
          </table:table-cell>
          <table:table-cell office:value-type="float" office:value="0.106282" calcext:value-type="float">
            <text:p>0.106282</text:p>
          </table:table-cell>
          <table:table-cell office:value-type="float" office:value="0.109344" calcext:value-type="float">
            <text:p>0.109344</text:p>
          </table:table-cell>
          <table:table-cell office:value-type="float" office:value="0.111495" calcext:value-type="float">
            <text:p>0.111495</text:p>
          </table:table-cell>
          <table:table-cell table:formula="of:=([.B25]+[.C25]+[.D25]+[.E25]+[.F25]+[.G25]+[.H25]+[.I25]+[.J25]+[.K25])/10" office:value-type="float" office:value="0.1075255" calcext:value-type="float">
            <text:p>0.107525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110826" calcext:value-type="float">
            <text:p>0.110826</text:p>
          </table:table-cell>
          <table:table-cell office:value-type="float" office:value="0.110928" calcext:value-type="float">
            <text:p>0.110928</text:p>
          </table:table-cell>
          <table:table-cell office:value-type="float" office:value="0.112279" calcext:value-type="float">
            <text:p>0.112279</text:p>
          </table:table-cell>
          <table:table-cell office:value-type="float" office:value="0.110331" calcext:value-type="float">
            <text:p>0.110331</text:p>
          </table:table-cell>
          <table:table-cell office:value-type="float" office:value="0.110415" calcext:value-type="float">
            <text:p>0.110415</text:p>
          </table:table-cell>
          <table:table-cell office:value-type="float" office:value="0.113111" calcext:value-type="float">
            <text:p>0.113111</text:p>
          </table:table-cell>
          <table:table-cell office:value-type="float" office:value="0.11212" calcext:value-type="float">
            <text:p>0.11212</text:p>
          </table:table-cell>
          <table:table-cell office:value-type="float" office:value="0.110846" calcext:value-type="float">
            <text:p>0.110846</text:p>
          </table:table-cell>
          <table:table-cell office:value-type="float" office:value="0.113039" calcext:value-type="float">
            <text:p>0.113039</text:p>
          </table:table-cell>
          <table:table-cell office:value-type="float" office:value="0.110631" calcext:value-type="float">
            <text:p>0.110631</text:p>
          </table:table-cell>
          <table:table-cell table:formula="of:=([.B26]+[.C26]+[.D26]+[.E26]+[.F26]+[.G26]+[.H26]+[.I26]+[.J26]+[.K26])/10" office:value-type="float" office:value="0.1114526" calcext:value-type="float">
            <text:p>0.1114526</text:p>
          </table:table-cell>
        </table:table-row>
        <table:table-row table:style-name="ro1" table:number-rows-repeated="9"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text:p>Tamaño </text:p>
          </table:table-cell>
          <table:table-cell table:style-name="ce1" office:value-type="string" calcext:value-type="string" table:number-columns-spanned="10" table:number-rows-spanned="1">
            <text:p>Tiempo</text:p>
          </table:table-cell>
          <table:covered-table-cell table:number-columns-repeated="9" table:style-name="ce1"/>
          <table:table-cell table:style-name="ce1" office:value-type="string" calcext:value-type="string">
            <text:p>Medias</text:p>
          </table:table-cell>
        </table:table-row>
        <table:table-row table:style-name="ro1">
          <table:table-cell table:style-name="ce3" office:value-type="float" office:value="4000000" calcext:value-type="float">
            <text:p>4000000</text:p>
          </table:table-cell>
          <table:table-cell table:style-name="ce3" office:value-type="float" office:value="0.022235" calcext:value-type="float">
            <text:p>0.022235</text:p>
          </table:table-cell>
          <table:table-cell table:style-name="ce3" office:value-type="float" office:value="0.023789" calcext:value-type="float">
            <text:p>0.023789</text:p>
          </table:table-cell>
          <table:table-cell table:style-name="ce3" office:value-type="float" office:value="0.022408" calcext:value-type="float">
            <text:p>0.022408</text:p>
          </table:table-cell>
          <table:table-cell table:style-name="ce3" office:value-type="float" office:value="0.022097" calcext:value-type="float">
            <text:p>0.022097</text:p>
          </table:table-cell>
          <table:table-cell table:style-name="ce3" office:value-type="float" office:value="0.022266" calcext:value-type="float">
            <text:p>0.022266</text:p>
          </table:table-cell>
          <table:table-cell table:style-name="ce3" office:value-type="float" office:value="0.022073" calcext:value-type="float">
            <text:p>0.022073</text:p>
          </table:table-cell>
          <table:table-cell table:style-name="ce3" office:value-type="float" office:value="0.021969" calcext:value-type="float">
            <text:p>0.021969</text:p>
          </table:table-cell>
          <table:table-cell table:style-name="ce3" office:value-type="float" office:value="0.022133" calcext:value-type="float">
            <text:p>0.022133</text:p>
          </table:table-cell>
          <table:table-cell table:style-name="ce3" office:value-type="float" office:value="0.022039" calcext:value-type="float">
            <text:p>0.022039</text:p>
          </table:table-cell>
          <table:table-cell table:style-name="ce3" office:value-type="float" office:value="0.022232" calcext:value-type="float">
            <text:p>0.022232</text:p>
          </table:table-cell>
          <table:table-cell table:style-name="ce3" table:formula="of:=([.B37]+[.C37]+[.D37]+[.E37]+[.F37]+[.G37]+[.H37]+[.I37]+[.J37]+[.K37])/10" office:value-type="float" office:value="0.0223241" calcext:value-type="float">
            <text:p>0.0223241</text:p>
          </table:table-cell>
        </table:table-row>
        <table:table-row table:style-name="ro1">
          <table:table-cell table:style-name="ce3" office:value-type="float" office:value="8000000" calcext:value-type="float">
            <text:p>8000000</text:p>
          </table:table-cell>
          <table:table-cell table:style-name="ce3" office:value-type="float" office:value="0.046359" calcext:value-type="float">
            <text:p>0.046359</text:p>
          </table:table-cell>
          <table:table-cell table:style-name="ce3" office:value-type="float" office:value="0.045415" calcext:value-type="float">
            <text:p>0.045415</text:p>
          </table:table-cell>
          <table:table-cell table:style-name="ce3" office:value-type="float" office:value="0.045452" calcext:value-type="float">
            <text:p>0.045452</text:p>
          </table:table-cell>
          <table:table-cell table:style-name="ce3" office:value-type="float" office:value="0.045367" calcext:value-type="float">
            <text:p>0.045367</text:p>
          </table:table-cell>
          <table:table-cell table:style-name="ce3" office:value-type="float" office:value="0.045244" calcext:value-type="float">
            <text:p>0.045244</text:p>
          </table:table-cell>
          <table:table-cell table:style-name="ce3" office:value-type="float" office:value="0.045595" calcext:value-type="float">
            <text:p>0.045595</text:p>
          </table:table-cell>
          <table:table-cell table:style-name="ce3" office:value-type="float" office:value="0.045693" calcext:value-type="float">
            <text:p>0.045693</text:p>
          </table:table-cell>
          <table:table-cell table:style-name="ce3" office:value-type="float" office:value="0.045973" calcext:value-type="float">
            <text:p>0.045973</text:p>
          </table:table-cell>
          <table:table-cell table:style-name="ce3" office:value-type="float" office:value="0.04581" calcext:value-type="float">
            <text:p>0.04581</text:p>
          </table:table-cell>
          <table:table-cell table:style-name="ce3" office:value-type="float" office:value="0.045681" calcext:value-type="float">
            <text:p>0.045681</text:p>
          </table:table-cell>
          <table:table-cell table:style-name="ce3" table:formula="of:=([.B38]+[.C38]+[.D38]+[.E38]+[.F38]+[.G38]+[.H38]+[.I38]+[.J38]+[.K38])/10" office:value-type="float" office:value="0.0456589" calcext:value-type="float">
            <text:p>0.0456589</text:p>
          </table:table-cell>
        </table:table-row>
        <table:table-row table:style-name="ro1">
          <table:table-cell table:style-name="ce3" office:value-type="float" office:value="12000000" calcext:value-type="float">
            <text:p>12000000</text:p>
          </table:table-cell>
          <table:table-cell table:style-name="ce3" office:value-type="float" office:value="0.068613" calcext:value-type="float">
            <text:p>0.068613</text:p>
          </table:table-cell>
          <table:table-cell table:style-name="ce3" office:value-type="float" office:value="0.070184" calcext:value-type="float">
            <text:p>0.070184</text:p>
          </table:table-cell>
          <table:table-cell table:style-name="ce3" office:value-type="float" office:value="0.069077" calcext:value-type="float">
            <text:p>0.069077</text:p>
          </table:table-cell>
          <table:table-cell table:style-name="ce3" office:value-type="float" office:value="0.069118" calcext:value-type="float">
            <text:p>0.069118</text:p>
          </table:table-cell>
          <table:table-cell table:style-name="ce3" office:value-type="float" office:value="0.068639" calcext:value-type="float">
            <text:p>0.068639</text:p>
          </table:table-cell>
          <table:table-cell table:style-name="ce3" office:value-type="float" office:value="0.068497" calcext:value-type="float">
            <text:p>0.068497</text:p>
          </table:table-cell>
          <table:table-cell table:style-name="ce3" office:value-type="float" office:value="0.068253" calcext:value-type="float">
            <text:p>0.068253</text:p>
          </table:table-cell>
          <table:table-cell table:style-name="ce3" office:value-type="float" office:value="0.068239" calcext:value-type="float">
            <text:p>0.068239</text:p>
          </table:table-cell>
          <table:table-cell table:style-name="ce3" office:value-type="float" office:value="0.067958" calcext:value-type="float">
            <text:p>0.067958</text:p>
          </table:table-cell>
          <table:table-cell table:style-name="ce3" office:value-type="float" office:value="0.071748" calcext:value-type="float">
            <text:p>0.071748</text:p>
          </table:table-cell>
          <table:table-cell table:style-name="ce3" table:formula="of:=([.B39]+[.C39]+[.D39]+[.E39]+[.F39]+[.G39]+[.H39]+[.I39]+[.J39]+[.K39])/10" office:value-type="float" office:value="0.0690326" calcext:value-type="float">
            <text:p>0.0690326</text:p>
          </table:table-cell>
        </table:table-row>
        <table:table-row table:style-name="ro1">
          <table:table-cell table:style-name="ce3" office:value-type="float" office:value="16000000" calcext:value-type="float">
            <text:p>16000000</text:p>
          </table:table-cell>
          <table:table-cell table:style-name="ce3" office:value-type="float" office:value="0.088643" calcext:value-type="float">
            <text:p>0.088643</text:p>
          </table:table-cell>
          <table:table-cell table:style-name="ce3" office:value-type="float" office:value="0.088693" calcext:value-type="float">
            <text:p>0.088693</text:p>
          </table:table-cell>
          <table:table-cell table:style-name="ce3" office:value-type="float" office:value="0.089076" calcext:value-type="float">
            <text:p>0.089076</text:p>
          </table:table-cell>
          <table:table-cell table:style-name="ce3" office:value-type="float" office:value="0.089248" calcext:value-type="float">
            <text:p>0.089248</text:p>
          </table:table-cell>
          <table:table-cell table:style-name="ce3" office:value-type="float" office:value="0.088521" calcext:value-type="float">
            <text:p>0.088521</text:p>
          </table:table-cell>
          <table:table-cell table:style-name="ce3" office:value-type="float" office:value="0.08836" calcext:value-type="float">
            <text:p>0.08836</text:p>
          </table:table-cell>
          <table:table-cell table:style-name="ce3" office:value-type="float" office:value="0.088842" calcext:value-type="float">
            <text:p>0.088842</text:p>
          </table:table-cell>
          <table:table-cell table:style-name="ce3" office:value-type="float" office:value="0.088541" calcext:value-type="float">
            <text:p>0.088541</text:p>
          </table:table-cell>
          <table:table-cell table:style-name="ce3" office:value-type="float" office:value="0.088869" calcext:value-type="float">
            <text:p>0.088869</text:p>
          </table:table-cell>
          <table:table-cell table:style-name="ce3" office:value-type="float" office:value="0.091075" calcext:value-type="float">
            <text:p>0.091075</text:p>
          </table:table-cell>
          <table:table-cell table:style-name="ce3" table:formula="of:=([.B40]+[.C40]+[.D40]+[.E40]+[.F40]+[.G40]+[.H40]+[.I40]+[.J40]+[.K40])/10" office:value-type="float" office:value="0.0889868" calcext:value-type="float">
            <text:p>0.0889868</text:p>
          </table:table-cell>
        </table:table-row>
        <table:table-row table:style-name="ro1">
          <table:table-cell table:style-name="ce3" office:value-type="float" office:value="20000000" calcext:value-type="float">
            <text:p>20000000</text:p>
          </table:table-cell>
          <table:table-cell table:style-name="ce3" office:value-type="float" office:value="0.112009" calcext:value-type="float">
            <text:p>0.112009</text:p>
          </table:table-cell>
          <table:table-cell table:style-name="ce3" office:value-type="float" office:value="0.114154" calcext:value-type="float">
            <text:p>0.114154</text:p>
          </table:table-cell>
          <table:table-cell table:style-name="ce3" office:value-type="float" office:value="0.114694" calcext:value-type="float">
            <text:p>0.114694</text:p>
          </table:table-cell>
          <table:table-cell table:style-name="ce3" office:value-type="float" office:value="0.112434" calcext:value-type="float">
            <text:p>0.112434</text:p>
          </table:table-cell>
          <table:table-cell table:style-name="ce3" office:value-type="float" office:value="0.114236" calcext:value-type="float">
            <text:p>0.114236</text:p>
          </table:table-cell>
          <table:table-cell table:style-name="ce3" office:value-type="float" office:value="0.111369" calcext:value-type="float">
            <text:p>0.111369</text:p>
          </table:table-cell>
          <table:table-cell table:style-name="ce3" office:value-type="float" office:value="0.113303" calcext:value-type="float">
            <text:p>0.113303</text:p>
          </table:table-cell>
          <table:table-cell table:style-name="ce3" office:value-type="float" office:value="0.112345" calcext:value-type="float">
            <text:p>0.112345</text:p>
          </table:table-cell>
          <table:table-cell table:style-name="ce3" office:value-type="float" office:value="0.112459" calcext:value-type="float">
            <text:p>0.112459</text:p>
          </table:table-cell>
          <table:table-cell table:style-name="ce3" office:value-type="float" office:value="0.112437" calcext:value-type="float">
            <text:p>0.112437</text:p>
          </table:table-cell>
          <table:table-cell table:style-name="ce3" table:formula="of:=([.B41]+[.C41]+[.D41]+[.E41]+[.F41]+[.G41]+[.H41]+[.I41]+[.J41]+[.K41])/10" office:value-type="float" office:value="0.112944" calcext:value-type="float">
            <text:p>0.112944</text:p>
          </table:table-cell>
        </table:table-row>
        <table:table-row table:style-name="ro1">
          <table:table-cell table:style-name="ce3" office:value-type="float" office:value="24000000" calcext:value-type="float">
            <text:p>24000000</text:p>
          </table:table-cell>
          <table:table-cell table:style-name="ce3" office:value-type="float" office:value="0.136571" calcext:value-type="float">
            <text:p>0.136571</text:p>
          </table:table-cell>
          <table:table-cell table:style-name="ce3" office:value-type="float" office:value="0.138578" calcext:value-type="float">
            <text:p>0.138578</text:p>
          </table:table-cell>
          <table:table-cell table:style-name="ce3" office:value-type="float" office:value="0.136809" calcext:value-type="float">
            <text:p>0.136809</text:p>
          </table:table-cell>
          <table:table-cell table:style-name="ce3" office:value-type="float" office:value="0.137352" calcext:value-type="float">
            <text:p>0.137352</text:p>
          </table:table-cell>
          <table:table-cell table:style-name="ce3" office:value-type="float" office:value="0.136373" calcext:value-type="float">
            <text:p>0.136373</text:p>
          </table:table-cell>
          <table:table-cell table:style-name="ce3" office:value-type="float" office:value="0.14439" calcext:value-type="float">
            <text:p>0.14439</text:p>
          </table:table-cell>
          <table:table-cell table:style-name="ce3" office:value-type="float" office:value="0.137173" calcext:value-type="float">
            <text:p>0.137173</text:p>
          </table:table-cell>
          <table:table-cell table:style-name="ce3" office:value-type="float" office:value="0.140306" calcext:value-type="float">
            <text:p>0.140306</text:p>
          </table:table-cell>
          <table:table-cell table:style-name="ce3" office:value-type="float" office:value="0.140416" calcext:value-type="float">
            <text:p>0.140416</text:p>
          </table:table-cell>
          <table:table-cell table:style-name="ce3" office:value-type="float" office:value="0.136961" calcext:value-type="float">
            <text:p>0.136961</text:p>
          </table:table-cell>
          <table:table-cell table:style-name="ce3" table:formula="of:=([.B42]+[.C42]+[.D42]+[.E42]+[.F42]+[.G42]+[.H42]+[.I42]+[.J42]+[.K42])/10" office:value-type="float" office:value="0.1384929" calcext:value-type="float">
            <text:p>0.1384929</text:p>
          </table:table-cell>
        </table:table-row>
        <table:table-row table:style-name="ro1">
          <table:table-cell table:style-name="ce3" office:value-type="float" office:value="28000000" calcext:value-type="float">
            <text:p>28000000</text:p>
          </table:table-cell>
          <table:table-cell table:style-name="ce3" office:value-type="float" office:value="0.161917" calcext:value-type="float">
            <text:p>0.161917</text:p>
          </table:table-cell>
          <table:table-cell table:style-name="ce3" office:value-type="float" office:value="0.161227" calcext:value-type="float">
            <text:p>0.161227</text:p>
          </table:table-cell>
          <table:table-cell table:style-name="ce3" office:value-type="float" office:value="0.161625" calcext:value-type="float">
            <text:p>0.161625</text:p>
          </table:table-cell>
          <table:table-cell table:style-name="ce3" office:value-type="float" office:value="0.160928" calcext:value-type="float">
            <text:p>0.160928</text:p>
          </table:table-cell>
          <table:table-cell table:style-name="ce3" office:value-type="float" office:value="0.161058" calcext:value-type="float">
            <text:p>0.161058</text:p>
          </table:table-cell>
          <table:table-cell table:style-name="ce3" office:value-type="float" office:value="0.162047" calcext:value-type="float">
            <text:p>0.162047</text:p>
          </table:table-cell>
          <table:table-cell table:style-name="ce3" office:value-type="float" office:value="0.160816" calcext:value-type="float">
            <text:p>0.160816</text:p>
          </table:table-cell>
          <table:table-cell table:style-name="ce3" office:value-type="float" office:value="0.163145" calcext:value-type="float">
            <text:p>0.163145</text:p>
          </table:table-cell>
          <table:table-cell table:style-name="ce3" office:value-type="float" office:value="0.159995" calcext:value-type="float">
            <text:p>0.159995</text:p>
          </table:table-cell>
          <table:table-cell table:style-name="ce3" office:value-type="float" office:value="0.160471" calcext:value-type="float">
            <text:p>0.160471</text:p>
          </table:table-cell>
          <table:table-cell table:style-name="ce3" table:formula="of:=([.B43]+[.C43]+[.D43]+[.E43]+[.F43]+[.G43]+[.H43]+[.I43]+[.J43]+[.K43])/10" office:value-type="float" office:value="0.1613229" calcext:value-type="float">
            <text:p>0.1613229</text:p>
          </table:table-cell>
        </table:table-row>
        <table:table-row table:style-name="ro1">
          <table:table-cell table:style-name="ce3" office:value-type="float" office:value="32000000" calcext:value-type="float">
            <text:p>32000000</text:p>
          </table:table-cell>
          <table:table-cell table:style-name="ce3" office:value-type="float" office:value="0.187002" calcext:value-type="float">
            <text:p>0.187002</text:p>
          </table:table-cell>
          <table:table-cell table:style-name="ce3" office:value-type="float" office:value="0.176823" calcext:value-type="float">
            <text:p>0.176823</text:p>
          </table:table-cell>
          <table:table-cell table:style-name="ce3" office:value-type="float" office:value="0.176777" calcext:value-type="float">
            <text:p>0.176777</text:p>
          </table:table-cell>
          <table:table-cell table:style-name="ce3" office:value-type="float" office:value="0.176352" calcext:value-type="float">
            <text:p>0.176352</text:p>
          </table:table-cell>
          <table:table-cell table:style-name="ce3" office:value-type="float" office:value="0.176073" calcext:value-type="float">
            <text:p>0.176073</text:p>
          </table:table-cell>
          <table:table-cell table:style-name="ce3" office:value-type="float" office:value="0.178485" calcext:value-type="float">
            <text:p>0.178485</text:p>
          </table:table-cell>
          <table:table-cell table:style-name="ce3" office:value-type="float" office:value="0.177891" calcext:value-type="float">
            <text:p>0.177891</text:p>
          </table:table-cell>
          <table:table-cell table:style-name="ce3" office:value-type="float" office:value="0.181729" calcext:value-type="float">
            <text:p>0.181729</text:p>
          </table:table-cell>
          <table:table-cell table:style-name="ce3" office:value-type="float" office:value="0.177578" calcext:value-type="float">
            <text:p>0.177578</text:p>
          </table:table-cell>
          <table:table-cell table:style-name="ce3" office:value-type="float" office:value="0.177942" calcext:value-type="float">
            <text:p>0.177942</text:p>
          </table:table-cell>
          <table:table-cell table:style-name="ce3" table:formula="of:=([.B44]+[.C44]+[.D44]+[.E44]+[.F44]+[.G44]+[.H44]+[.I44]+[.J44]+[.K44])/10" office:value-type="float" office:value="0.1786652" calcext:value-type="float">
            <text:p>0.1786652</text:p>
          </table:table-cell>
        </table:table-row>
        <table:table-row table:style-name="ro1">
          <table:table-cell table:style-name="ce3" office:value-type="float" office:value="36000000" calcext:value-type="float">
            <text:p>36000000</text:p>
          </table:table-cell>
          <table:table-cell table:style-name="ce3" office:value-type="float" office:value="0.1961" calcext:value-type="float">
            <text:p>0.1961</text:p>
          </table:table-cell>
          <table:table-cell table:style-name="ce3" office:value-type="float" office:value="0.197966" calcext:value-type="float">
            <text:p>0.197966</text:p>
          </table:table-cell>
          <table:table-cell table:style-name="ce3" office:value-type="float" office:value="0.196151" calcext:value-type="float">
            <text:p>0.196151</text:p>
          </table:table-cell>
          <table:table-cell table:style-name="ce3" office:value-type="float" office:value="0.208199" calcext:value-type="float">
            <text:p>0.208199</text:p>
          </table:table-cell>
          <table:table-cell table:style-name="ce3" office:value-type="float" office:value="0.200189" calcext:value-type="float">
            <text:p>0.200189</text:p>
          </table:table-cell>
          <table:table-cell table:style-name="ce3" office:value-type="float" office:value="0.200357" calcext:value-type="float">
            <text:p>0.200357</text:p>
          </table:table-cell>
          <table:table-cell table:style-name="ce3" office:value-type="float" office:value="0.202997" calcext:value-type="float">
            <text:p>0.202997</text:p>
          </table:table-cell>
          <table:table-cell table:style-name="ce3" office:value-type="float" office:value="0.200858" calcext:value-type="float">
            <text:p>0.200858</text:p>
          </table:table-cell>
          <table:table-cell table:style-name="ce3" office:value-type="float" office:value="0.199123" calcext:value-type="float">
            <text:p>0.199123</text:p>
          </table:table-cell>
          <table:table-cell table:style-name="ce3" office:value-type="float" office:value="0.196715" calcext:value-type="float">
            <text:p>0.196715</text:p>
          </table:table-cell>
          <table:table-cell table:style-name="ce3" table:formula="of:=([.B45]+[.C45]+[.D45]+[.E45]+[.F45]+[.G45]+[.H45]+[.I45]+[.J45]+[.K45])/10" office:value-type="float" office:value="0.1998655" calcext:value-type="float">
            <text:p>0.1998655</text:p>
          </table:table-cell>
        </table:table-row>
        <table:table-row table:style-name="ro1">
          <table:table-cell table:style-name="ce3" office:value-type="float" office:value="40000000" calcext:value-type="float">
            <text:p>40000000</text:p>
          </table:table-cell>
          <table:table-cell table:style-name="ce3" office:value-type="float" office:value="0.224877" calcext:value-type="float">
            <text:p>0.224877</text:p>
          </table:table-cell>
          <table:table-cell table:style-name="ce3" office:value-type="float" office:value="0.225293" calcext:value-type="float">
            <text:p>0.225293</text:p>
          </table:table-cell>
          <table:table-cell table:style-name="ce3" office:value-type="float" office:value="0.224465" calcext:value-type="float">
            <text:p>0.224465</text:p>
          </table:table-cell>
          <table:table-cell table:style-name="ce3" office:value-type="float" office:value="0.225274" calcext:value-type="float">
            <text:p>0.225274</text:p>
          </table:table-cell>
          <table:table-cell table:style-name="ce3" office:value-type="float" office:value="0.224083" calcext:value-type="float">
            <text:p>0.224083</text:p>
          </table:table-cell>
          <table:table-cell table:style-name="ce3" office:value-type="float" office:value="0.224349" calcext:value-type="float">
            <text:p>0.224349</text:p>
          </table:table-cell>
          <table:table-cell table:style-name="ce3" office:value-type="float" office:value="0.227699" calcext:value-type="float">
            <text:p>0.227699</text:p>
          </table:table-cell>
          <table:table-cell table:style-name="ce3" office:value-type="float" office:value="0.226659" calcext:value-type="float">
            <text:p>0.226659</text:p>
          </table:table-cell>
          <table:table-cell table:style-name="ce3" office:value-type="float" office:value="0.22719" calcext:value-type="float">
            <text:p>0.22719</text:p>
          </table:table-cell>
          <table:table-cell table:style-name="ce3" office:value-type="float" office:value="0.226255" calcext:value-type="float">
            <text:p>0.226255</text:p>
          </table:table-cell>
          <table:table-cell table:style-name="ce3" table:formula="of:=([.B46]+[.C46]+[.D46]+[.E46]+[.F46]+[.G46]+[.H46]+[.I46]+[.J46]+[.K46])/10" office:value-type="float" office:value="0.2256144" calcext:value-type="float">
            <text:p>0.2256144</text:p>
          </table:table-cell>
        </table:table-row>
        <table:table-row table:style-name="ro1">
          <table:table-cell table:style-name="ce3" office:value-type="float" office:value="44000000" calcext:value-type="float">
            <text:p>44000000</text:p>
          </table:table-cell>
          <table:table-cell table:style-name="ce3" office:value-type="float" office:value="0.248181" calcext:value-type="float">
            <text:p>0.248181</text:p>
          </table:table-cell>
          <table:table-cell table:style-name="ce3" office:value-type="float" office:value="0.248012" calcext:value-type="float">
            <text:p>0.248012</text:p>
          </table:table-cell>
          <table:table-cell table:style-name="ce3" office:value-type="float" office:value="0.245607" calcext:value-type="float">
            <text:p>0.245607</text:p>
          </table:table-cell>
          <table:table-cell table:style-name="ce3" office:value-type="float" office:value="0.245332" calcext:value-type="float">
            <text:p>0.245332</text:p>
          </table:table-cell>
          <table:table-cell table:style-name="ce3" office:value-type="float" office:value="0.246726" calcext:value-type="float">
            <text:p>0.246726</text:p>
          </table:table-cell>
          <table:table-cell table:style-name="ce3" office:value-type="float" office:value="0.247171" calcext:value-type="float">
            <text:p>0.247171</text:p>
          </table:table-cell>
          <table:table-cell table:style-name="ce3" office:value-type="float" office:value="0.248057" calcext:value-type="float">
            <text:p>0.248057</text:p>
          </table:table-cell>
          <table:table-cell table:style-name="ce3" office:value-type="float" office:value="0.248191" calcext:value-type="float">
            <text:p>0.248191</text:p>
          </table:table-cell>
          <table:table-cell table:style-name="ce3" office:value-type="float" office:value="0.247218" calcext:value-type="float">
            <text:p>0.247218</text:p>
          </table:table-cell>
          <table:table-cell table:style-name="ce3" office:value-type="float" office:value="0.24665" calcext:value-type="float">
            <text:p>0.24665</text:p>
          </table:table-cell>
          <table:table-cell table:style-name="ce3" table:formula="of:=([.B47]+[.C47]+[.D47]+[.E47]+[.F47]+[.G47]+[.H47]+[.I47]+[.J47]+[.K47])/10" office:value-type="float" office:value="0.2471145" calcext:value-type="float">
            <text:p>0.2471145</text:p>
          </table:table-cell>
        </table:table-row>
        <table:table-row table:style-name="ro1">
          <table:table-cell table:style-name="ce3" office:value-type="float" office:value="48000000" calcext:value-type="float">
            <text:p>48000000</text:p>
          </table:table-cell>
          <table:table-cell table:style-name="ce3" office:value-type="float" office:value="0.280101" calcext:value-type="float">
            <text:p>0.280101</text:p>
          </table:table-cell>
          <table:table-cell table:style-name="ce3" office:value-type="float" office:value="0.279336" calcext:value-type="float">
            <text:p>0.279336</text:p>
          </table:table-cell>
          <table:table-cell table:style-name="ce3" office:value-type="float" office:value="0.282185" calcext:value-type="float">
            <text:p>0.282185</text:p>
          </table:table-cell>
          <table:table-cell table:style-name="ce3" office:value-type="float" office:value="0.280921" calcext:value-type="float">
            <text:p>0.280921</text:p>
          </table:table-cell>
          <table:table-cell table:style-name="ce3" office:value-type="float" office:value="0.28124" calcext:value-type="float">
            <text:p>0.28124</text:p>
          </table:table-cell>
          <table:table-cell table:style-name="ce3" office:value-type="float" office:value="0.278095" calcext:value-type="float">
            <text:p>0.278095</text:p>
          </table:table-cell>
          <table:table-cell table:style-name="ce3" office:value-type="float" office:value="0.28043" calcext:value-type="float">
            <text:p>0.28043</text:p>
          </table:table-cell>
          <table:table-cell table:style-name="ce3" office:value-type="float" office:value="0.283696" calcext:value-type="float">
            <text:p>0.283696</text:p>
          </table:table-cell>
          <table:table-cell table:style-name="ce3" office:value-type="float" office:value="0.282907" calcext:value-type="float">
            <text:p>0.282907</text:p>
          </table:table-cell>
          <table:table-cell table:style-name="ce3" office:value-type="float" office:value="0.277193" calcext:value-type="float">
            <text:p>0.277193</text:p>
          </table:table-cell>
          <table:table-cell table:style-name="ce3" table:formula="of:=([.B48]+[.C48]+[.D48]+[.E48]+[.F48]+[.G48]+[.H48]+[.I48]+[.J48]+[.K48])/10" office:value-type="float" office:value="0.2806104" calcext:value-type="float">
            <text:p>0.2806104</text:p>
          </table:table-cell>
        </table:table-row>
        <table:table-row table:style-name="ro1">
          <table:table-cell table:style-name="ce3" office:value-type="float" office:value="52000000" calcext:value-type="float">
            <text:p>52000000</text:p>
          </table:table-cell>
          <table:table-cell table:style-name="ce3" office:value-type="float" office:value="0.296359" calcext:value-type="float">
            <text:p>0.296359</text:p>
          </table:table-cell>
          <table:table-cell table:style-name="ce3" office:value-type="float" office:value="0.295762" calcext:value-type="float">
            <text:p>0.295762</text:p>
          </table:table-cell>
          <table:table-cell table:style-name="ce3" office:value-type="float" office:value="0.296582" calcext:value-type="float">
            <text:p>0.296582</text:p>
          </table:table-cell>
          <table:table-cell table:style-name="ce3" office:value-type="float" office:value="0.293306" calcext:value-type="float">
            <text:p>0.293306</text:p>
          </table:table-cell>
          <table:table-cell table:style-name="ce3" office:value-type="float" office:value="0.293161" calcext:value-type="float">
            <text:p>0.293161</text:p>
          </table:table-cell>
          <table:table-cell table:style-name="ce3" office:value-type="float" office:value="0.293432" calcext:value-type="float">
            <text:p>0.293432</text:p>
          </table:table-cell>
          <table:table-cell table:style-name="ce3" office:value-type="float" office:value="0.292988" calcext:value-type="float">
            <text:p>0.292988</text:p>
          </table:table-cell>
          <table:table-cell table:style-name="ce3" office:value-type="float" office:value="0.293242" calcext:value-type="float">
            <text:p>0.293242</text:p>
          </table:table-cell>
          <table:table-cell table:style-name="ce3" office:value-type="float" office:value="0.295695" calcext:value-type="float">
            <text:p>0.295695</text:p>
          </table:table-cell>
          <table:table-cell table:style-name="ce3" office:value-type="float" office:value="0.297258" calcext:value-type="float">
            <text:p>0.297258</text:p>
          </table:table-cell>
          <table:table-cell table:style-name="ce3" table:formula="of:=([.B49]+[.C49]+[.D49]+[.E49]+[.F49]+[.G49]+[.H49]+[.I49]+[.J49]+[.K49])/10" office:value-type="float" office:value="0.2947785" calcext:value-type="float">
            <text:p>0.2947785</text:p>
          </table:table-cell>
        </table:table-row>
        <table:table-row table:style-name="ro1">
          <table:table-cell table:style-name="ce3" office:value-type="float" office:value="56000000" calcext:value-type="float">
            <text:p>56000000</text:p>
          </table:table-cell>
          <table:table-cell table:style-name="ce3" office:value-type="float" office:value="0.31941" calcext:value-type="float">
            <text:p>0.31941</text:p>
          </table:table-cell>
          <table:table-cell table:style-name="ce3" office:value-type="float" office:value="0.321176" calcext:value-type="float">
            <text:p>0.321176</text:p>
          </table:table-cell>
          <table:table-cell table:style-name="ce3" office:value-type="float" office:value="0.323907" calcext:value-type="float">
            <text:p>0.323907</text:p>
          </table:table-cell>
          <table:table-cell table:style-name="ce3" office:value-type="float" office:value="0.319668" calcext:value-type="float">
            <text:p>0.319668</text:p>
          </table:table-cell>
          <table:table-cell table:style-name="ce3" office:value-type="float" office:value="0.322597" calcext:value-type="float">
            <text:p>0.322597</text:p>
          </table:table-cell>
          <table:table-cell table:style-name="ce3" office:value-type="float" office:value="0.320684" calcext:value-type="float">
            <text:p>0.320684</text:p>
          </table:table-cell>
          <table:table-cell table:style-name="ce3" office:value-type="float" office:value="0.320077" calcext:value-type="float">
            <text:p>0.320077</text:p>
          </table:table-cell>
          <table:table-cell table:style-name="ce3" office:value-type="float" office:value="0.320153" calcext:value-type="float">
            <text:p>0.320153</text:p>
          </table:table-cell>
          <table:table-cell table:style-name="ce3" office:value-type="float" office:value="0.319178" calcext:value-type="float">
            <text:p>0.319178</text:p>
          </table:table-cell>
          <table:table-cell table:style-name="ce3" office:value-type="float" office:value="0.319672" calcext:value-type="float">
            <text:p>0.319672</text:p>
          </table:table-cell>
          <table:table-cell table:style-name="ce3" table:formula="of:=([.B50]+[.C50]+[.D50]+[.E50]+[.F50]+[.G50]+[.H50]+[.I50]+[.J50]+[.K50])/10" office:value-type="float" office:value="0.3206522" calcext:value-type="float">
            <text:p>0.3206522</text:p>
          </table:table-cell>
        </table:table-row>
        <table:table-row table:style-name="ro1">
          <table:table-cell table:style-name="ce3" office:value-type="float" office:value="60000000" calcext:value-type="float">
            <text:p>60000000</text:p>
          </table:table-cell>
          <table:table-cell table:style-name="ce3" office:value-type="float" office:value="0.330046" calcext:value-type="float">
            <text:p>0.330046</text:p>
          </table:table-cell>
          <table:table-cell table:style-name="ce3" office:value-type="float" office:value="0.333589" calcext:value-type="float">
            <text:p>0.333589</text:p>
          </table:table-cell>
          <table:table-cell table:style-name="ce3" office:value-type="float" office:value="0.328006" calcext:value-type="float">
            <text:p>0.328006</text:p>
          </table:table-cell>
          <table:table-cell table:style-name="ce3" office:value-type="float" office:value="0.332565" calcext:value-type="float">
            <text:p>0.332565</text:p>
          </table:table-cell>
          <table:table-cell table:style-name="ce3" office:value-type="float" office:value="0.327195" calcext:value-type="float">
            <text:p>0.327195</text:p>
          </table:table-cell>
          <table:table-cell table:style-name="ce3" office:value-type="float" office:value="0.331141" calcext:value-type="float">
            <text:p>0.331141</text:p>
          </table:table-cell>
          <table:table-cell table:style-name="ce3" office:value-type="float" office:value="0.328093" calcext:value-type="float">
            <text:p>0.328093</text:p>
          </table:table-cell>
          <table:table-cell table:style-name="ce3" office:value-type="float" office:value="0.33101" calcext:value-type="float">
            <text:p>0.33101</text:p>
          </table:table-cell>
          <table:table-cell table:style-name="ce3" office:value-type="float" office:value="0.332415" calcext:value-type="float">
            <text:p>0.332415</text:p>
          </table:table-cell>
          <table:table-cell table:style-name="ce3" office:value-type="float" office:value="0.327655" calcext:value-type="float">
            <text:p>0.327655</text:p>
          </table:table-cell>
          <table:table-cell table:style-name="ce3" table:formula="of:=([.B51]+[.C51]+[.D51]+[.E51]+[.F51]+[.G51]+[.H51]+[.I51]+[.J51]+[.K51])/10" office:value-type="float" office:value="0.3301715" calcext:value-type="float">
            <text:p>0.3301715</text:p>
          </table:table-cell>
        </table:table-row>
        <table:table-row table:style-name="ro1">
          <table:table-cell table:style-name="ce3" office:value-type="float" office:value="64000000" calcext:value-type="float">
            <text:p>64000000</text:p>
          </table:table-cell>
          <table:table-cell table:style-name="ce3" office:value-type="float" office:value="0.347246" calcext:value-type="float">
            <text:p>0.347246</text:p>
          </table:table-cell>
          <table:table-cell table:style-name="ce3" office:value-type="float" office:value="0.350277" calcext:value-type="float">
            <text:p>0.350277</text:p>
          </table:table-cell>
          <table:table-cell table:style-name="ce3" office:value-type="float" office:value="0.348601" calcext:value-type="float">
            <text:p>0.348601</text:p>
          </table:table-cell>
          <table:table-cell table:style-name="ce3" office:value-type="float" office:value="0.354091" calcext:value-type="float">
            <text:p>0.354091</text:p>
          </table:table-cell>
          <table:table-cell table:style-name="ce3" office:value-type="float" office:value="0.351857" calcext:value-type="float">
            <text:p>0.351857</text:p>
          </table:table-cell>
          <table:table-cell table:style-name="ce3" office:value-type="float" office:value="0.359412" calcext:value-type="float">
            <text:p>0.359412</text:p>
          </table:table-cell>
          <table:table-cell table:style-name="ce3" office:value-type="float" office:value="0.356214" calcext:value-type="float">
            <text:p>0.356214</text:p>
          </table:table-cell>
          <table:table-cell table:style-name="ce3" office:value-type="float" office:value="0.352573" calcext:value-type="float">
            <text:p>0.352573</text:p>
          </table:table-cell>
          <table:table-cell table:style-name="ce3" office:value-type="float" office:value="0.353782" calcext:value-type="float">
            <text:p>0.353782</text:p>
          </table:table-cell>
          <table:table-cell table:style-name="ce3" office:value-type="float" office:value="0.356413" calcext:value-type="float">
            <text:p>0.356413</text:p>
          </table:table-cell>
          <table:table-cell table:style-name="ce3" table:formula="of:=([.B52]+[.C52]+[.D52]+[.E52]+[.F52]+[.G52]+[.H52]+[.I52]+[.J52]+[.K52])/10" office:value-type="float" office:value="0.3530466" calcext:value-type="float">
            <text:p>0.3530466</text:p>
          </table:table-cell>
        </table:table-row>
        <table:table-row table:style-name="ro1">
          <table:table-cell table:style-name="ce3" office:value-type="float" office:value="68000000" calcext:value-type="float">
            <text:p>68000000</text:p>
          </table:table-cell>
          <table:table-cell table:style-name="ce3" office:value-type="float" office:value="0.371417" calcext:value-type="float">
            <text:p>0.371417</text:p>
          </table:table-cell>
          <table:table-cell table:style-name="ce3" office:value-type="float" office:value="0.369093" calcext:value-type="float">
            <text:p>0.369093</text:p>
          </table:table-cell>
          <table:table-cell table:style-name="ce3" office:value-type="float" office:value="0.389065" calcext:value-type="float">
            <text:p>0.389065</text:p>
          </table:table-cell>
          <table:table-cell table:style-name="ce3" office:value-type="float" office:value="0.366362" calcext:value-type="float">
            <text:p>0.366362</text:p>
          </table:table-cell>
          <table:table-cell table:style-name="ce3" office:value-type="float" office:value="0.368022" calcext:value-type="float">
            <text:p>0.368022</text:p>
          </table:table-cell>
          <table:table-cell table:style-name="ce3" office:value-type="float" office:value="0.368696" calcext:value-type="float">
            <text:p>0.368696</text:p>
          </table:table-cell>
          <table:table-cell table:style-name="ce3" office:value-type="float" office:value="0.370494" calcext:value-type="float">
            <text:p>0.370494</text:p>
          </table:table-cell>
          <table:table-cell table:style-name="ce3" office:value-type="float" office:value="0.367215" calcext:value-type="float">
            <text:p>0.367215</text:p>
          </table:table-cell>
          <table:table-cell table:style-name="ce3" office:value-type="float" office:value="0.371991" calcext:value-type="float">
            <text:p>0.371991</text:p>
          </table:table-cell>
          <table:table-cell table:style-name="ce3" office:value-type="float" office:value="0.367809" calcext:value-type="float">
            <text:p>0.367809</text:p>
          </table:table-cell>
          <table:table-cell table:style-name="ce3" table:formula="of:=([.B53]+[.C53]+[.D53]+[.E53]+[.F53]+[.G53]+[.H53]+[.I53]+[.J53]+[.K53])/10" office:value-type="float" office:value="0.3710164" calcext:value-type="float">
            <text:p>0.3710164</text:p>
          </table:table-cell>
        </table:table-row>
        <table:table-row table:style-name="ro1">
          <table:table-cell table:style-name="ce3" office:value-type="float" office:value="72000000" calcext:value-type="float">
            <text:p>72000000</text:p>
          </table:table-cell>
          <table:table-cell table:style-name="ce3" office:value-type="float" office:value="0.398843" calcext:value-type="float">
            <text:p>0.398843</text:p>
          </table:table-cell>
          <table:table-cell table:style-name="ce3" office:value-type="float" office:value="0.392898" calcext:value-type="float">
            <text:p>0.392898</text:p>
          </table:table-cell>
          <table:table-cell table:style-name="ce3" office:value-type="float" office:value="0.395215" calcext:value-type="float">
            <text:p>0.395215</text:p>
          </table:table-cell>
          <table:table-cell table:style-name="ce3" office:value-type="float" office:value="0.396589" calcext:value-type="float">
            <text:p>0.396589</text:p>
          </table:table-cell>
          <table:table-cell table:style-name="ce3" office:value-type="float" office:value="0.394482" calcext:value-type="float">
            <text:p>0.394482</text:p>
          </table:table-cell>
          <table:table-cell table:style-name="ce3" office:value-type="float" office:value="0.393706" calcext:value-type="float">
            <text:p>0.393706</text:p>
          </table:table-cell>
          <table:table-cell table:style-name="ce3" office:value-type="float" office:value="0.393653" calcext:value-type="float">
            <text:p>0.393653</text:p>
          </table:table-cell>
          <table:table-cell table:style-name="ce3" office:value-type="float" office:value="0.396955" calcext:value-type="float">
            <text:p>0.396955</text:p>
          </table:table-cell>
          <table:table-cell table:style-name="ce3" office:value-type="float" office:value="0.397117" calcext:value-type="float">
            <text:p>0.397117</text:p>
          </table:table-cell>
          <table:table-cell table:style-name="ce3" office:value-type="float" office:value="0.399647" calcext:value-type="float">
            <text:p>0.399647</text:p>
          </table:table-cell>
          <table:table-cell table:style-name="ce3" table:formula="of:=([.B54]+[.C54]+[.D54]+[.E54]+[.F54]+[.G54]+[.H54]+[.I54]+[.J54]+[.K54])/10" office:value-type="float" office:value="0.3959105" calcext:value-type="float">
            <text:p>0.3959105</text:p>
          </table:table-cell>
        </table:table-row>
        <table:table-row table:style-name="ro1">
          <table:table-cell table:style-name="ce3" office:value-type="float" office:value="76000000" calcext:value-type="float">
            <text:p>76000000</text:p>
          </table:table-cell>
          <table:table-cell table:style-name="ce3" office:value-type="float" office:value="0.419071" calcext:value-type="float">
            <text:p>0.419071</text:p>
          </table:table-cell>
          <table:table-cell table:style-name="ce3" office:value-type="float" office:value="0.432153" calcext:value-type="float">
            <text:p>0.432153</text:p>
          </table:table-cell>
          <table:table-cell table:style-name="ce3" office:value-type="float" office:value="0.427355" calcext:value-type="float">
            <text:p>0.427355</text:p>
          </table:table-cell>
          <table:table-cell table:style-name="ce3" office:value-type="float" office:value="0.419911" calcext:value-type="float">
            <text:p>0.419911</text:p>
          </table:table-cell>
          <table:table-cell table:style-name="ce3" office:value-type="float" office:value="0.420607" calcext:value-type="float">
            <text:p>0.420607</text:p>
          </table:table-cell>
          <table:table-cell table:style-name="ce3" office:value-type="float" office:value="0.417853" calcext:value-type="float">
            <text:p>0.417853</text:p>
          </table:table-cell>
          <table:table-cell table:style-name="ce3" office:value-type="float" office:value="0.41995" calcext:value-type="float">
            <text:p>0.41995</text:p>
          </table:table-cell>
          <table:table-cell table:style-name="ce3" office:value-type="float" office:value="0.420879" calcext:value-type="float">
            <text:p>0.420879</text:p>
          </table:table-cell>
          <table:table-cell table:style-name="ce3" office:value-type="float" office:value="0.416488" calcext:value-type="float">
            <text:p>0.416488</text:p>
          </table:table-cell>
          <table:table-cell table:style-name="ce3" office:value-type="float" office:value="0.418472" calcext:value-type="float">
            <text:p>0.418472</text:p>
          </table:table-cell>
          <table:table-cell table:style-name="ce3" table:formula="of:=([.B55]+[.C55]+[.D55]+[.E55]+[.F55]+[.G55]+[.H55]+[.I55]+[.J55]+[.K55])/10" office:value-type="float" office:value="0.4212739" calcext:value-type="float">
            <text:p>0.4212739</text:p>
          </table:table-cell>
        </table:table-row>
        <table:table-row table:style-name="ro1">
          <table:table-cell table:style-name="ce3" office:value-type="float" office:value="80000000" calcext:value-type="float">
            <text:p>80000000</text:p>
          </table:table-cell>
          <table:table-cell table:style-name="ce3" office:value-type="float" office:value="0.442958" calcext:value-type="float">
            <text:p>0.442958</text:p>
          </table:table-cell>
          <table:table-cell table:style-name="ce3" office:value-type="float" office:value="0.443458" calcext:value-type="float">
            <text:p>0.443458</text:p>
          </table:table-cell>
          <table:table-cell table:style-name="ce3" office:value-type="float" office:value="0.444908" calcext:value-type="float">
            <text:p>0.444908</text:p>
          </table:table-cell>
          <table:table-cell table:style-name="ce3" office:value-type="float" office:value="0.442907" calcext:value-type="float">
            <text:p>0.442907</text:p>
          </table:table-cell>
          <table:table-cell table:style-name="ce3" office:value-type="float" office:value="0.447663" calcext:value-type="float">
            <text:p>0.447663</text:p>
          </table:table-cell>
          <table:table-cell table:style-name="ce3" office:value-type="float" office:value="0.448953" calcext:value-type="float">
            <text:p>0.448953</text:p>
          </table:table-cell>
          <table:table-cell table:style-name="ce3" office:value-type="float" office:value="0.452249" calcext:value-type="float">
            <text:p>0.452249</text:p>
          </table:table-cell>
          <table:table-cell table:style-name="ce3" office:value-type="float" office:value="0.45103" calcext:value-type="float">
            <text:p>0.45103</text:p>
          </table:table-cell>
          <table:table-cell table:style-name="ce3" office:value-type="float" office:value="0.448904" calcext:value-type="float">
            <text:p>0.448904</text:p>
          </table:table-cell>
          <table:table-cell table:style-name="ce3" office:value-type="float" office:value="0.449877" calcext:value-type="float">
            <text:p>0.449877</text:p>
          </table:table-cell>
          <table:table-cell table:style-name="ce3" table:formula="of:=([.B56]+[.C56]+[.D56]+[.E56]+[.F56]+[.G56]+[.H56]+[.I56]+[.J56]+[.K56])/10" office:value-type="float" office:value="0.4472907" calcext:value-type="float">
            <text:p>0.4472907</text:p>
          </table:table-cell>
        </table:table-row>
        <table:table-row table:style-name="ro1">
          <table:table-cell table:style-name="ce3" office:value-type="float" office:value="84000000" calcext:value-type="float">
            <text:p>84000000</text:p>
          </table:table-cell>
          <table:table-cell table:style-name="ce3" office:value-type="float" office:value="0.476285" calcext:value-type="float">
            <text:p>0.476285</text:p>
          </table:table-cell>
          <table:table-cell table:style-name="ce3" office:value-type="float" office:value="0.471565" calcext:value-type="float">
            <text:p>0.471565</text:p>
          </table:table-cell>
          <table:table-cell table:style-name="ce3" office:value-type="float" office:value="0.475998" calcext:value-type="float">
            <text:p>0.475998</text:p>
          </table:table-cell>
          <table:table-cell table:style-name="ce3" office:value-type="float" office:value="0.473403" calcext:value-type="float">
            <text:p>0.473403</text:p>
          </table:table-cell>
          <table:table-cell table:style-name="ce3" office:value-type="float" office:value="0.473003" calcext:value-type="float">
            <text:p>0.473003</text:p>
          </table:table-cell>
          <table:table-cell table:style-name="ce3" office:value-type="float" office:value="0.469535" calcext:value-type="float">
            <text:p>0.469535</text:p>
          </table:table-cell>
          <table:table-cell table:style-name="ce3" office:value-type="float" office:value="0.474237" calcext:value-type="float">
            <text:p>0.474237</text:p>
          </table:table-cell>
          <table:table-cell table:style-name="ce3" office:value-type="float" office:value="0.473069" calcext:value-type="float">
            <text:p>0.473069</text:p>
          </table:table-cell>
          <table:table-cell table:style-name="ce3" office:value-type="float" office:value="0.473135" calcext:value-type="float">
            <text:p>0.473135</text:p>
          </table:table-cell>
          <table:table-cell table:style-name="ce3" office:value-type="float" office:value="0.474173" calcext:value-type="float">
            <text:p>0.474173</text:p>
          </table:table-cell>
          <table:table-cell table:style-name="ce3" table:formula="of:=([.B57]+[.C57]+[.D57]+[.E57]+[.F57]+[.G57]+[.H57]+[.I57]+[.J57]+[.K57])/10" office:value-type="float" office:value="0.4734403" calcext:value-type="float">
            <text:p>0.4734403</text:p>
          </table:table-cell>
        </table:table-row>
        <table:table-row table:style-name="ro1">
          <table:table-cell table:style-name="ce3" office:value-type="float" office:value="88000000" calcext:value-type="float">
            <text:p>88000000</text:p>
          </table:table-cell>
          <table:table-cell table:style-name="ce3" office:value-type="float" office:value="0.498639" calcext:value-type="float">
            <text:p>0.498639</text:p>
          </table:table-cell>
          <table:table-cell table:style-name="ce3" office:value-type="float" office:value="0.503192" calcext:value-type="float">
            <text:p>0.503192</text:p>
          </table:table-cell>
          <table:table-cell table:style-name="ce3" office:value-type="float" office:value="0.499897" calcext:value-type="float">
            <text:p>0.499897</text:p>
          </table:table-cell>
          <table:table-cell table:style-name="ce3" office:value-type="float" office:value="0.499902" calcext:value-type="float">
            <text:p>0.499902</text:p>
          </table:table-cell>
          <table:table-cell table:style-name="ce3" office:value-type="float" office:value="0.49937" calcext:value-type="float">
            <text:p>0.49937</text:p>
          </table:table-cell>
          <table:table-cell table:style-name="ce3" office:value-type="float" office:value="0.500562" calcext:value-type="float">
            <text:p>0.500562</text:p>
          </table:table-cell>
          <table:table-cell table:style-name="ce3" office:value-type="float" office:value="0.501055" calcext:value-type="float">
            <text:p>0.501055</text:p>
          </table:table-cell>
          <table:table-cell table:style-name="ce3" office:value-type="float" office:value="0.497994" calcext:value-type="float">
            <text:p>0.497994</text:p>
          </table:table-cell>
          <table:table-cell table:style-name="ce3" office:value-type="float" office:value="0.504738" calcext:value-type="float">
            <text:p>0.504738</text:p>
          </table:table-cell>
          <table:table-cell table:style-name="ce3" office:value-type="float" office:value="0.506184" calcext:value-type="float">
            <text:p>0.506184</text:p>
          </table:table-cell>
          <table:table-cell table:style-name="ce3" table:formula="of:=([.B58]+[.C58]+[.D58]+[.E58]+[.F58]+[.G58]+[.H58]+[.I58]+[.J58]+[.K58])/10" office:value-type="float" office:value="0.5011533" calcext:value-type="float">
            <text:p>0.5011533</text:p>
          </table:table-cell>
        </table:table-row>
        <table:table-row table:style-name="ro1">
          <table:table-cell table:style-name="ce3" office:value-type="float" office:value="92000000" calcext:value-type="float">
            <text:p>92000000</text:p>
          </table:table-cell>
          <table:table-cell table:style-name="ce3" office:value-type="float" office:value="0.531562" calcext:value-type="float">
            <text:p>0.531562</text:p>
          </table:table-cell>
          <table:table-cell table:style-name="ce3" office:value-type="float" office:value="0.521923" calcext:value-type="float">
            <text:p>0.521923</text:p>
          </table:table-cell>
          <table:table-cell table:style-name="ce3" office:value-type="float" office:value="0.530034" calcext:value-type="float">
            <text:p>0.530034</text:p>
          </table:table-cell>
          <table:table-cell table:style-name="ce3" office:value-type="float" office:value="0.526429" calcext:value-type="float">
            <text:p>0.526429</text:p>
          </table:table-cell>
          <table:table-cell table:style-name="ce3" office:value-type="float" office:value="0.529156" calcext:value-type="float">
            <text:p>0.529156</text:p>
          </table:table-cell>
          <table:table-cell table:style-name="ce3" office:value-type="float" office:value="0.525316" calcext:value-type="float">
            <text:p>0.525316</text:p>
          </table:table-cell>
          <table:table-cell table:style-name="ce3" office:value-type="float" office:value="0.520131" calcext:value-type="float">
            <text:p>0.520131</text:p>
          </table:table-cell>
          <table:table-cell table:style-name="ce3" office:value-type="float" office:value="0.52295" calcext:value-type="float">
            <text:p>0.52295</text:p>
          </table:table-cell>
          <table:table-cell table:style-name="ce3" office:value-type="float" office:value="0.520639" calcext:value-type="float">
            <text:p>0.520639</text:p>
          </table:table-cell>
          <table:table-cell table:style-name="ce3" office:value-type="float" office:value="0.522604" calcext:value-type="float">
            <text:p>0.522604</text:p>
          </table:table-cell>
          <table:table-cell table:style-name="ce3" table:formula="of:=([.B59]+[.C59]+[.D59]+[.E59]+[.F59]+[.G59]+[.H59]+[.I59]+[.J59]+[.K59])/10" office:value-type="float" office:value="0.5250744" calcext:value-type="float">
            <text:p>0.5250744</text:p>
          </table:table-cell>
        </table:table-row>
        <table:table-row table:style-name="ro1">
          <table:table-cell table:style-name="ce3" office:value-type="float" office:value="96000000" calcext:value-type="float">
            <text:p>96000000</text:p>
          </table:table-cell>
          <table:table-cell table:style-name="ce3" office:value-type="float" office:value="0.553865" calcext:value-type="float">
            <text:p>0.553865</text:p>
          </table:table-cell>
          <table:table-cell table:style-name="ce3" office:value-type="float" office:value="0.556738" calcext:value-type="float">
            <text:p>0.556738</text:p>
          </table:table-cell>
          <table:table-cell table:style-name="ce3" office:value-type="float" office:value="0.554274" calcext:value-type="float">
            <text:p>0.554274</text:p>
          </table:table-cell>
          <table:table-cell table:style-name="ce3" office:value-type="float" office:value="0.551022" calcext:value-type="float">
            <text:p>0.551022</text:p>
          </table:table-cell>
          <table:table-cell table:style-name="ce3" office:value-type="float" office:value="0.554159" calcext:value-type="float">
            <text:p>0.554159</text:p>
          </table:table-cell>
          <table:table-cell table:style-name="ce3" office:value-type="float" office:value="0.554275" calcext:value-type="float">
            <text:p>0.554275</text:p>
          </table:table-cell>
          <table:table-cell table:style-name="ce3" office:value-type="float" office:value="0.553444" calcext:value-type="float">
            <text:p>0.553444</text:p>
          </table:table-cell>
          <table:table-cell table:style-name="ce3" office:value-type="float" office:value="0.556251" calcext:value-type="float">
            <text:p>0.556251</text:p>
          </table:table-cell>
          <table:table-cell table:style-name="ce3" office:value-type="float" office:value="0.557737" calcext:value-type="float">
            <text:p>0.557737</text:p>
          </table:table-cell>
          <table:table-cell table:style-name="ce3" office:value-type="float" office:value="0.556099" calcext:value-type="float">
            <text:p>0.556099</text:p>
          </table:table-cell>
          <table:table-cell table:style-name="ce3" table:formula="of:=([.B60]+[.C60]+[.D60]+[.E60]+[.F60]+[.G60]+[.H60]+[.I60]+[.J60]+[.K60])/10" office:value-type="float" office:value="0.5547864" calcext:value-type="float">
            <text:p>0.5547864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0.561474" calcext:value-type="float">
            <text:p>0.561474</text:p>
          </table:table-cell>
          <table:table-cell table:style-name="ce3" office:value-type="float" office:value="0.570633" calcext:value-type="float">
            <text:p>0.570633</text:p>
          </table:table-cell>
          <table:table-cell table:style-name="ce3" office:value-type="float" office:value="0.573683" calcext:value-type="float">
            <text:p>0.573683</text:p>
          </table:table-cell>
          <table:table-cell table:style-name="ce3" office:value-type="float" office:value="0.57193" calcext:value-type="float">
            <text:p>0.57193</text:p>
          </table:table-cell>
          <table:table-cell table:style-name="ce3" office:value-type="float" office:value="0.573964" calcext:value-type="float">
            <text:p>0.573964</text:p>
          </table:table-cell>
          <table:table-cell table:style-name="ce3" office:value-type="float" office:value="0.563176" calcext:value-type="float">
            <text:p>0.563176</text:p>
          </table:table-cell>
          <table:table-cell table:style-name="ce3" office:value-type="float" office:value="0.565226" calcext:value-type="float">
            <text:p>0.565226</text:p>
          </table:table-cell>
          <table:table-cell table:style-name="ce3" office:value-type="float" office:value="0.564047" calcext:value-type="float">
            <text:p>0.564047</text:p>
          </table:table-cell>
          <table:table-cell table:style-name="ce3" office:value-type="float" office:value="0.566581" calcext:value-type="float">
            <text:p>0.566581</text:p>
          </table:table-cell>
          <table:table-cell table:style-name="ce3" office:value-type="float" office:value="0.570174" calcext:value-type="float">
            <text:p>0.570174</text:p>
          </table:table-cell>
          <table:table-cell table:style-name="ce3" table:formula="of:=([.B61]+[.C61]+[.D61]+[.E61]+[.F61]+[.G61]+[.H61]+[.I61]+[.J61]+[.K61])/10" office:value-type="float" office:value="0.5680888" calcext:value-type="float">
            <text:p>0.5680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6:04:20.725896136</meta:creation-date>
    <dc:date>2020-04-09T16:23:55.085721364</dc:date>
    <meta:editing-duration>PT9M24S</meta:editing-duration>
    <meta:editing-cycles>1</meta:editing-cycles>
    <meta:generator>LibreOffice/6.0.7.3$Linux_X86_64 LibreOffice_project/00m0$Build-3</meta:generator>
    <meta:document-statistic meta:table-count="1" meta:cell-count="6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71cm" svg:y="0.316cm" chart:style-name="ch2">
          <text:p>Eficiencia Empírica/Híbrida MinMax</text:p>
        </chart:title>
        <chart:legend chart:legend-position="end" svg:x="12.195cm" svg:y="3.952cm" style:legend-expansion="high" chart:style-name="ch3"/>
        <chart:plot-area chart:style-name="ch4" table:cell-range-address="Sheet1.A2:Sheet1.A26 Sheet1.L2:Sheet1.L26" chart:data-source-has-labels="row" svg:x="1.331cm" svg:y="1.275cm" svg:width="10.544cm" svg:height="6.564cm">
          <chartooo:coordinate-region svg:x="2.243cm" svg:y="1.275cm" svg:width="9.491cm" svg:height="4.655cm"/>
          <chart:axis chart:dimension="x" chart:name="primary-x" chart:style-name="ch5">
            <chart:title svg:x="5.95cm" svg:y="8.019cm" chart:style-name="ch6">
              <text:p>Tamaño</text:p>
            </chart:title>
          </chart:axis>
          <chart:axis chart:dimension="y" chart:name="primary-y" chart:style-name="ch5">
            <chart:title svg:x="0.451cm" svg:y="5.56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L2:Sheet1.L26" loext:label-string="minmax" chart:class="chart:scatter">
            <chart:domain table:cell-range-address="Sheet1.A2:Sheet1.A26"/>
            <chart:regression-curve chart:style-name="ch10">
              <chart:equation chart:display-equation="true" chart:display-r-square="true" svg:x="2.201cm" svg:y="1.304cm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m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">
                <text:p>4000000</text:p>
                <draw:g>
                  <svg:desc>Sheet1.A2:Sheet1.A26</svg:desc>
                </draw:g>
              </table:table-cell>
              <table:table-cell office:value-type="float" office:value="0.0045901">
                <text:p>0.0045901</text:p>
                <draw:g>
                  <svg:desc>Sheet1.L2:Sheet1.L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0089358">
                <text:p>0.0089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00">
                <text:p>12000000</text:p>
              </table:table-cell>
              <table:table-cell office:value-type="float" office:value="0.0134289">
                <text:p>0.0134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00">
                <text:p>16000000</text:p>
              </table:table-cell>
              <table:table-cell office:value-type="float" office:value="0.0177615">
                <text:p>0.0177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">
                <text:p>20000000</text:p>
              </table:table-cell>
              <table:table-cell office:value-type="float" office:value="0.0223543">
                <text:p>0.0223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000">
                <text:p>24000000</text:p>
              </table:table-cell>
              <table:table-cell office:value-type="float" office:value="0.0267553">
                <text:p>0.0267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000">
                <text:p>28000000</text:p>
              </table:table-cell>
              <table:table-cell office:value-type="float" office:value="0.0313477">
                <text:p>0.0313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000">
                <text:p>32000000</text:p>
              </table:table-cell>
              <table:table-cell office:value-type="float" office:value="0.0356628">
                <text:p>0.0356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000">
                <text:p>36000000</text:p>
              </table:table-cell>
              <table:table-cell office:value-type="float" office:value="0.0402871">
                <text:p>0.040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0">
                <text:p>40000000</text:p>
              </table:table-cell>
              <table:table-cell office:value-type="float" office:value="0.0445681">
                <text:p>0.0445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000">
                <text:p>44000000</text:p>
              </table:table-cell>
              <table:table-cell office:value-type="float" office:value="0.0485123">
                <text:p>0.0485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000">
                <text:p>48000000</text:p>
              </table:table-cell>
              <table:table-cell office:value-type="float" office:value="0.0530966">
                <text:p>0.05309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000">
                <text:p>52000000</text:p>
              </table:table-cell>
              <table:table-cell office:value-type="float" office:value="0.0581453">
                <text:p>0.0581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000">
                <text:p>56000000</text:p>
              </table:table-cell>
              <table:table-cell office:value-type="float" office:value="0.0624655">
                <text:p>0.0624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000">
                <text:p>60000000</text:p>
              </table:table-cell>
              <table:table-cell office:value-type="float" office:value="0.0678298">
                <text:p>0.0678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000">
                <text:p>64000000</text:p>
              </table:table-cell>
              <table:table-cell office:value-type="float" office:value="0.0732492">
                <text:p>0.0732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000">
                <text:p>68000000</text:p>
              </table:table-cell>
              <table:table-cell office:value-type="float" office:value="0.0802146">
                <text:p>0.0802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000">
                <text:p>72000000</text:p>
              </table:table-cell>
              <table:table-cell office:value-type="float" office:value="0.0823364">
                <text:p>0.0823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000">
                <text:p>76000000</text:p>
              </table:table-cell>
              <table:table-cell office:value-type="float" office:value="0.0853897">
                <text:p>0.0853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00">
                <text:p>80000000</text:p>
              </table:table-cell>
              <table:table-cell office:value-type="float" office:value="0.0919863">
                <text:p>0.0919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000">
                <text:p>84000000</text:p>
              </table:table-cell>
              <table:table-cell office:value-type="float" office:value="0.0947888">
                <text:p>0.0947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000">
                <text:p>88000000</text:p>
              </table:table-cell>
              <table:table-cell office:value-type="float" office:value="0.0992879">
                <text:p>0.0992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000">
                <text:p>92000000</text:p>
              </table:table-cell>
              <table:table-cell office:value-type="float" office:value="0.1043353">
                <text:p>0.1043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000">
                <text:p>96000000</text:p>
              </table:table-cell>
              <table:table-cell office:value-type="float" office:value="0.1075255">
                <text:p>0.1075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0">
                <text:p>100000000</text:p>
              </table:table-cell>
              <table:table-cell office:value-type="float" office:value="0.1114526">
                <text:p>0.1114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82cm" svg:y="0.316cm" chart:style-name="ch2">
          <text:p>Eficiencia MinMaxDyV Empírica/Híbrida </text:p>
        </chart:title>
        <chart:legend chart:legend-position="end" svg:x="11.64cm" svg:y="3.952cm" style:legend-expansion="high" chart:style-name="ch3"/>
        <chart:plot-area chart:style-name="ch4" table:cell-range-address="Sheet1.A37:Sheet1.A61 Sheet1.L37:Sheet1.L61" chart:data-source-has-labels="row" svg:x="1.495cm" svg:y="1.18cm" svg:width="9.986cm" svg:height="6.561cm">
          <chartooo:coordinate-region svg:x="2.222cm" svg:y="1.38cm" svg:width="9.118cm" svg:height="4.651cm"/>
          <chart:axis chart:dimension="x" chart:name="primary-x" chart:style-name="ch5">
            <chart:title svg:x="5.835cm" svg:y="7.921cm" chart:style-name="ch6">
              <text:p>Tamaño</text:p>
            </chart:title>
          </chart:axis>
          <chart:axis chart:dimension="y" chart:name="primary-y" chart:style-name="ch5">
            <chart:title svg:x="0.615cm" svg:y="5.4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L37:Sheet1.L61" loext:label-string="minmaxdyv" chart:class="chart:scatter">
            <chart:domain table:cell-range-address="Sheet1.A37:Sheet1.A61"/>
            <chart:regression-curve chart:style-name="ch10">
              <chart:equation chart:display-equation="true" chart:display-r-square="true" svg:x="2.004cm" svg:y="1.31cm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maxdy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">
                <text:p>4000000</text:p>
                <draw:g>
                  <svg:desc>Sheet1.A37:Sheet1.A61</svg:desc>
                </draw:g>
              </table:table-cell>
              <table:table-cell office:value-type="float" office:value="0.0223241">
                <text:p>0.0223241</text:p>
                <draw:g>
                  <svg:desc>Sheet1.L37:Sheet1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0456589">
                <text:p>0.0456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00">
                <text:p>12000000</text:p>
              </table:table-cell>
              <table:table-cell office:value-type="float" office:value="0.0690326">
                <text:p>0.0690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00">
                <text:p>16000000</text:p>
              </table:table-cell>
              <table:table-cell office:value-type="float" office:value="0.0889868">
                <text:p>0.0889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">
                <text:p>20000000</text:p>
              </table:table-cell>
              <table:table-cell office:value-type="float" office:value="0.112944">
                <text:p>0.112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000">
                <text:p>24000000</text:p>
              </table:table-cell>
              <table:table-cell office:value-type="float" office:value="0.1384929">
                <text:p>0.1384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000">
                <text:p>28000000</text:p>
              </table:table-cell>
              <table:table-cell office:value-type="float" office:value="0.1613229">
                <text:p>0.1613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000">
                <text:p>32000000</text:p>
              </table:table-cell>
              <table:table-cell office:value-type="float" office:value="0.1786652">
                <text:p>0.1786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000">
                <text:p>36000000</text:p>
              </table:table-cell>
              <table:table-cell office:value-type="float" office:value="0.1998655">
                <text:p>0.1998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0">
                <text:p>40000000</text:p>
              </table:table-cell>
              <table:table-cell office:value-type="float" office:value="0.2256144">
                <text:p>0.2256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000">
                <text:p>44000000</text:p>
              </table:table-cell>
              <table:table-cell office:value-type="float" office:value="0.2471145">
                <text:p>0.2471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000">
                <text:p>48000000</text:p>
              </table:table-cell>
              <table:table-cell office:value-type="float" office:value="0.2806104">
                <text:p>0.2806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000">
                <text:p>52000000</text:p>
              </table:table-cell>
              <table:table-cell office:value-type="float" office:value="0.2947785">
                <text:p>0.2947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000">
                <text:p>56000000</text:p>
              </table:table-cell>
              <table:table-cell office:value-type="float" office:value="0.3206522">
                <text:p>0.3206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000">
                <text:p>60000000</text:p>
              </table:table-cell>
              <table:table-cell office:value-type="float" office:value="0.3301715">
                <text:p>0.33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000">
                <text:p>64000000</text:p>
              </table:table-cell>
              <table:table-cell office:value-type="float" office:value="0.3530466">
                <text:p>0.3530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000">
                <text:p>68000000</text:p>
              </table:table-cell>
              <table:table-cell office:value-type="float" office:value="0.3710164">
                <text:p>0.3710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000">
                <text:p>72000000</text:p>
              </table:table-cell>
              <table:table-cell office:value-type="float" office:value="0.3959105">
                <text:p>0.3959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000">
                <text:p>76000000</text:p>
              </table:table-cell>
              <table:table-cell office:value-type="float" office:value="0.4212739">
                <text:p>0.4212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00">
                <text:p>80000000</text:p>
              </table:table-cell>
              <table:table-cell office:value-type="float" office:value="0.4472907">
                <text:p>0.4472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000">
                <text:p>84000000</text:p>
              </table:table-cell>
              <table:table-cell office:value-type="float" office:value="0.4734403">
                <text:p>0.4734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000">
                <text:p>88000000</text:p>
              </table:table-cell>
              <table:table-cell office:value-type="float" office:value="0.5011533">
                <text:p>0.5011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000">
                <text:p>92000000</text:p>
              </table:table-cell>
              <table:table-cell office:value-type="float" office:value="0.5250744">
                <text:p>0.5250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000">
                <text:p>96000000</text:p>
              </table:table-cell>
              <table:table-cell office:value-type="float" office:value="0.5547864">
                <text:p>0.5547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0">
                <text:p>100000000</text:p>
              </table:table-cell>
              <table:table-cell office:value-type="float" office:value="0.5680888">
                <text:p>0.5680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5cm" svg:y="0.316cm" chart:style-name="ch2">
          <text:p>Grafica Comparativa MinMax/MinMaxDyV</text:p>
        </chart:title>
        <chart:legend chart:legend-position="end" svg:x="12.883cm" svg:y="3.952cm" style:legend-expansion="high" chart:style-name="ch3"/>
        <chart:plot-area chart:style-name="ch4" table:cell-range-address="Sheet1.A37:Sheet1.A61 Sheet1.L37:Sheet1.L61 Sheet1.L2:Sheet1.L26" chart:data-source-has-labels="row" svg:x="1.331cm" svg:y="1.275cm" svg:width="11.232cm" svg:height="6.564cm">
          <chartooo:coordinate-region svg:x="2.058cm" svg:y="1.475cm" svg:width="9.67cm" svg:height="5.717cm"/>
          <chart:axis chart:dimension="x" chart:name="primary-x" chart:style-name="ch5">
            <chart:title svg:x="6.294cm" svg:y="8.019cm" chart:style-name="ch6">
              <text:p>Tamaño</text:p>
            </chart:title>
          </chart:axis>
          <chart:axis chart:dimension="y" chart:name="primary-y" chart:style-name="ch5">
            <chart:title svg:x="0.451cm" svg:y="5.56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L37:Sheet1.L61" loext:label-string="minmaxdyv" chart:class="chart:scatter">
            <chart:domain table:cell-range-address="Sheet1.A37:Sheet1.A61"/>
            <chart:data-point chart:repeated="25"/>
          </chart:series>
          <chart:series chart:style-name="ch10" chart:values-cell-range-address="Sheet1.L2:Sheet1.L26" loext:label-string="minmax" chart:class="chart:scatter">
            <chart:domain table:cell-range-address="Sheet1.A2:Sheet1.A26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maxdyv</text:p>
              </table:table-cell>
              <table:table-cell office:value-type="string">
                <text:p>Column A</text:p>
              </table:table-cell>
              <table:table-cell office:value-type="string">
                <text:p>minm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">
                <text:p>4000000</text:p>
                <draw:g>
                  <svg:desc>Sheet1.A37:Sheet1.A61</svg:desc>
                </draw:g>
              </table:table-cell>
              <table:table-cell office:value-type="float" office:value="0.0223241">
                <text:p>0.0223241</text:p>
                <draw:g>
                  <svg:desc>Sheet1.L37:Sheet1.L61</svg:desc>
                </draw:g>
              </table:table-cell>
              <table:table-cell office:value-type="float" office:value="4000000">
                <text:p>4000000</text:p>
                <draw:g>
                  <svg:desc>Sheet1.A2:Sheet1.A26</svg:desc>
                </draw:g>
              </table:table-cell>
              <table:table-cell office:value-type="float" office:value="0.0045901">
                <text:p>0.0045901</text:p>
                <draw:g>
                  <svg:desc>Sheet1.L2:Sheet1.L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0456589">
                <text:p>0.0456589</text:p>
              </table:table-cell>
              <table:table-cell office:value-type="float" office:value="8000000">
                <text:p>8000000</text:p>
              </table:table-cell>
              <table:table-cell office:value-type="float" office:value="0.0089358">
                <text:p>0.0089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00">
                <text:p>12000000</text:p>
              </table:table-cell>
              <table:table-cell office:value-type="float" office:value="0.0690326">
                <text:p>0.0690326</text:p>
              </table:table-cell>
              <table:table-cell office:value-type="float" office:value="12000000">
                <text:p>12000000</text:p>
              </table:table-cell>
              <table:table-cell office:value-type="float" office:value="0.0134289">
                <text:p>0.0134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00">
                <text:p>16000000</text:p>
              </table:table-cell>
              <table:table-cell office:value-type="float" office:value="0.0889868">
                <text:p>0.0889868</text:p>
              </table:table-cell>
              <table:table-cell office:value-type="float" office:value="16000000">
                <text:p>16000000</text:p>
              </table:table-cell>
              <table:table-cell office:value-type="float" office:value="0.0177615">
                <text:p>0.0177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">
                <text:p>20000000</text:p>
              </table:table-cell>
              <table:table-cell office:value-type="float" office:value="0.112944">
                <text:p>0.112944</text:p>
              </table:table-cell>
              <table:table-cell office:value-type="float" office:value="20000000">
                <text:p>20000000</text:p>
              </table:table-cell>
              <table:table-cell office:value-type="float" office:value="0.0223543">
                <text:p>0.0223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000">
                <text:p>24000000</text:p>
              </table:table-cell>
              <table:table-cell office:value-type="float" office:value="0.1384929">
                <text:p>0.1384929</text:p>
              </table:table-cell>
              <table:table-cell office:value-type="float" office:value="24000000">
                <text:p>24000000</text:p>
              </table:table-cell>
              <table:table-cell office:value-type="float" office:value="0.0267553">
                <text:p>0.0267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000">
                <text:p>28000000</text:p>
              </table:table-cell>
              <table:table-cell office:value-type="float" office:value="0.1613229">
                <text:p>0.1613229</text:p>
              </table:table-cell>
              <table:table-cell office:value-type="float" office:value="28000000">
                <text:p>28000000</text:p>
              </table:table-cell>
              <table:table-cell office:value-type="float" office:value="0.0313477">
                <text:p>0.0313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000">
                <text:p>32000000</text:p>
              </table:table-cell>
              <table:table-cell office:value-type="float" office:value="0.1786652">
                <text:p>0.1786652</text:p>
              </table:table-cell>
              <table:table-cell office:value-type="float" office:value="32000000">
                <text:p>32000000</text:p>
              </table:table-cell>
              <table:table-cell office:value-type="float" office:value="0.0356628">
                <text:p>0.0356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000">
                <text:p>36000000</text:p>
              </table:table-cell>
              <table:table-cell office:value-type="float" office:value="0.1998655">
                <text:p>0.1998655</text:p>
              </table:table-cell>
              <table:table-cell office:value-type="float" office:value="36000000">
                <text:p>36000000</text:p>
              </table:table-cell>
              <table:table-cell office:value-type="float" office:value="0.0402871">
                <text:p>0.040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0">
                <text:p>40000000</text:p>
              </table:table-cell>
              <table:table-cell office:value-type="float" office:value="0.2256144">
                <text:p>0.2256144</text:p>
              </table:table-cell>
              <table:table-cell office:value-type="float" office:value="40000000">
                <text:p>40000000</text:p>
              </table:table-cell>
              <table:table-cell office:value-type="float" office:value="0.0445681">
                <text:p>0.0445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000">
                <text:p>44000000</text:p>
              </table:table-cell>
              <table:table-cell office:value-type="float" office:value="0.2471145">
                <text:p>0.2471145</text:p>
              </table:table-cell>
              <table:table-cell office:value-type="float" office:value="44000000">
                <text:p>44000000</text:p>
              </table:table-cell>
              <table:table-cell office:value-type="float" office:value="0.0485123">
                <text:p>0.0485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000">
                <text:p>48000000</text:p>
              </table:table-cell>
              <table:table-cell office:value-type="float" office:value="0.2806104">
                <text:p>0.2806104</text:p>
              </table:table-cell>
              <table:table-cell office:value-type="float" office:value="48000000">
                <text:p>48000000</text:p>
              </table:table-cell>
              <table:table-cell office:value-type="float" office:value="0.0530966">
                <text:p>0.05309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000">
                <text:p>52000000</text:p>
              </table:table-cell>
              <table:table-cell office:value-type="float" office:value="0.2947785">
                <text:p>0.2947785</text:p>
              </table:table-cell>
              <table:table-cell office:value-type="float" office:value="52000000">
                <text:p>52000000</text:p>
              </table:table-cell>
              <table:table-cell office:value-type="float" office:value="0.0581453">
                <text:p>0.0581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000">
                <text:p>56000000</text:p>
              </table:table-cell>
              <table:table-cell office:value-type="float" office:value="0.3206522">
                <text:p>0.3206522</text:p>
              </table:table-cell>
              <table:table-cell office:value-type="float" office:value="56000000">
                <text:p>56000000</text:p>
              </table:table-cell>
              <table:table-cell office:value-type="float" office:value="0.0624655">
                <text:p>0.0624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000">
                <text:p>60000000</text:p>
              </table:table-cell>
              <table:table-cell office:value-type="float" office:value="0.3301715">
                <text:p>0.3301715</text:p>
              </table:table-cell>
              <table:table-cell office:value-type="float" office:value="60000000">
                <text:p>60000000</text:p>
              </table:table-cell>
              <table:table-cell office:value-type="float" office:value="0.0678298">
                <text:p>0.0678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000">
                <text:p>64000000</text:p>
              </table:table-cell>
              <table:table-cell office:value-type="float" office:value="0.3530466">
                <text:p>0.3530466</text:p>
              </table:table-cell>
              <table:table-cell office:value-type="float" office:value="64000000">
                <text:p>64000000</text:p>
              </table:table-cell>
              <table:table-cell office:value-type="float" office:value="0.0732492">
                <text:p>0.0732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000">
                <text:p>68000000</text:p>
              </table:table-cell>
              <table:table-cell office:value-type="float" office:value="0.3710164">
                <text:p>0.3710164</text:p>
              </table:table-cell>
              <table:table-cell office:value-type="float" office:value="68000000">
                <text:p>68000000</text:p>
              </table:table-cell>
              <table:table-cell office:value-type="float" office:value="0.0802146">
                <text:p>0.0802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000">
                <text:p>72000000</text:p>
              </table:table-cell>
              <table:table-cell office:value-type="float" office:value="0.3959105">
                <text:p>0.3959105</text:p>
              </table:table-cell>
              <table:table-cell office:value-type="float" office:value="72000000">
                <text:p>72000000</text:p>
              </table:table-cell>
              <table:table-cell office:value-type="float" office:value="0.0823364">
                <text:p>0.0823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000">
                <text:p>76000000</text:p>
              </table:table-cell>
              <table:table-cell office:value-type="float" office:value="0.4212739">
                <text:p>0.4212739</text:p>
              </table:table-cell>
              <table:table-cell office:value-type="float" office:value="76000000">
                <text:p>76000000</text:p>
              </table:table-cell>
              <table:table-cell office:value-type="float" office:value="0.0853897">
                <text:p>0.0853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00">
                <text:p>80000000</text:p>
              </table:table-cell>
              <table:table-cell office:value-type="float" office:value="0.4472907">
                <text:p>0.4472907</text:p>
              </table:table-cell>
              <table:table-cell office:value-type="float" office:value="80000000">
                <text:p>80000000</text:p>
              </table:table-cell>
              <table:table-cell office:value-type="float" office:value="0.0919863">
                <text:p>0.0919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000">
                <text:p>84000000</text:p>
              </table:table-cell>
              <table:table-cell office:value-type="float" office:value="0.4734403">
                <text:p>0.4734403</text:p>
              </table:table-cell>
              <table:table-cell office:value-type="float" office:value="84000000">
                <text:p>84000000</text:p>
              </table:table-cell>
              <table:table-cell office:value-type="float" office:value="0.0947888">
                <text:p>0.0947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000">
                <text:p>88000000</text:p>
              </table:table-cell>
              <table:table-cell office:value-type="float" office:value="0.5011533">
                <text:p>0.5011533</text:p>
              </table:table-cell>
              <table:table-cell office:value-type="float" office:value="88000000">
                <text:p>88000000</text:p>
              </table:table-cell>
              <table:table-cell office:value-type="float" office:value="0.0992879">
                <text:p>0.0992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000">
                <text:p>92000000</text:p>
              </table:table-cell>
              <table:table-cell office:value-type="float" office:value="0.5250744">
                <text:p>0.5250744</text:p>
              </table:table-cell>
              <table:table-cell office:value-type="float" office:value="92000000">
                <text:p>92000000</text:p>
              </table:table-cell>
              <table:table-cell office:value-type="float" office:value="0.1043353">
                <text:p>0.1043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000">
                <text:p>96000000</text:p>
              </table:table-cell>
              <table:table-cell office:value-type="float" office:value="0.5547864">
                <text:p>0.5547864</text:p>
              </table:table-cell>
              <table:table-cell office:value-type="float" office:value="96000000">
                <text:p>96000000</text:p>
              </table:table-cell>
              <table:table-cell office:value-type="float" office:value="0.1075255">
                <text:p>0.1075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0">
                <text:p>100000000</text:p>
              </table:table-cell>
              <table:table-cell office:value-type="float" office:value="0.5680888">
                <text:p>0.5680888</text:p>
              </table:table-cell>
              <table:table-cell office:value-type="float" office:value="100000000">
                <text:p>100000000</text:p>
              </table:table-cell>
              <table:table-cell office:value-type="float" office:value="0.1114526">
                <text:p>0.1114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